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_20_right">
      <style:text-properties style:font-name="Times New Roman"/>
    </style:style>
    <style:style style:name="P2" style:family="paragraph" style:parent-style-name="Normal">
      <style:paragraph-properties fo:text-align="end" style:justify-single-word="false" fo:orphans="2" fo:widows="2"/>
    </style:style>
    <style:style style:name="P3" style:family="paragraph" style:parent-style-name="Normal">
      <style:paragraph-properties fo:orphans="2" fo:widows="2"/>
    </style:style>
    <style:style style:name="P4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6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7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9" style:family="paragraph" style:parent-style-name="Normal">
      <style:paragraph-properties fo:text-align="start" style:justify-single-word="false"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10" style:family="paragraph" style:parent-style-name="Normal">
      <style:text-properties style:font-name="Times New Roman" style:font-name-complex="Times New Roman"/>
    </style:style>
    <style:style style:name="P11" style:family="paragraph" style:parent-style-name="Normal">
      <style:paragraph-properties fo:orphans="2" fo:widows="2"/>
      <style:text-properties style:font-name="Times New Roman" style:font-name-complex="Times New Roman"/>
    </style:style>
    <style:style style:name="P12" style:family="paragraph" style:parent-style-name="Normal">
      <style:paragraph-properties fo:orphans="2" fo:widows="2"/>
      <style:text-properties style:font-name="Times New Roman" officeooo:paragraph-rsid="0015a5bd" style:font-name-complex="Times New Roman"/>
    </style:style>
    <style:style style:name="P13" style:family="paragraph" style:parent-style-name="Normal">
      <style:paragraph-properties fo:orphans="2" fo:widows="2"/>
      <style:text-properties style:font-name="Times New Roman" style:font-name-complex="Times New Roman" style:font-weight-complex="bold"/>
    </style:style>
    <style:style style:name="P14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15" style:family="paragraph" style:parent-style-name="Normal">
      <style:paragraph-properties fo:orphans="2" fo:widows="2"/>
      <style:text-properties style:font-name="Times New Roman" fo:language="es" fo:country="VE" style:font-name-complex="Times New Roman"/>
    </style:style>
    <style:style style:name="P16" style:family="paragraph" style:parent-style-name="Normal">
      <style:paragraph-properties fo:orphans="2" fo:widows="2"/>
      <style:text-properties style:font-name="Times New Roman" fo:font-weight="normal" style:font-weight-asian="normal" style:font-name-complex="Times New Roman" style:font-weight-complex="normal"/>
    </style:style>
    <style:style style:name="P17" style:family="paragraph" style:parent-style-name="Normal">
      <style:paragraph-properties fo:orphans="2" fo:widows="2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18" style:family="paragraph" style:parent-style-name="Normal">
      <style:paragraph-properties fo:orphans="2" fo:widows="2"/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Normal">
      <style:paragraph-properties fo:orphans="2" fo:widows="2"/>
      <style:text-properties style:font-name="Times New Roman1" officeooo:rsid="003b9daa" officeooo:paragraph-rsid="003b9daa" style:font-name-asian="Times New Roman1" style:font-name-complex="Times New Roman1"/>
    </style:style>
    <style:style style:name="P21" style:family="paragraph" style:parent-style-name="Normal">
      <style:paragraph-properties fo:orphans="2" fo:widows="2"/>
      <style:text-properties style:font-name="Times New Roman1" officeooo:rsid="003d561c" officeooo:paragraph-rsid="003d561c" style:font-name-asian="Times New Roman1" style:font-name-complex="Times New Roman1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orphans="2" fo:widows="2"/>
      <style:text-properties officeooo:paragraph-rsid="001fc776"/>
    </style:style>
    <style:style style:name="P24" style:family="paragraph" style:parent-style-name="Standard">
      <style:paragraph-properties fo:orphans="2" fo:widows="2"/>
      <style:text-properties officeooo:paragraph-rsid="0046f352"/>
    </style:style>
    <style:style style:name="P25" style:family="paragraph" style:parent-style-name="Standard">
      <style:paragraph-properties fo:orphans="2" fo:widows="2"/>
      <style:text-properties style:font-name="Liberation Serif2" officeooo:paragraph-rsid="0015a5bd" style:font-name-complex="Times New Roman"/>
    </style:style>
    <style:style style:name="P26" style:family="paragraph" style:parent-style-name="Standard">
      <style:paragraph-properties fo:orphans="2" fo:widows="2"/>
      <style:text-properties style:font-name="Liberation Serif2" officeooo:paragraph-rsid="001ca987" style:font-name-complex="Times New Roman"/>
    </style:style>
    <style:style style:name="P27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8" style:family="paragraph" style:parent-style-name="Standard">
      <style:paragraph-properties fo:orphans="2" fo:widows="2"/>
      <style:text-properties style:font-name="Times New Roman" officeooo:paragraph-rsid="0015a5bd" style:font-name-complex="Times New Roman"/>
    </style:style>
    <style:style style:name="P29" style:family="paragraph" style:parent-style-name="Standard">
      <style:paragraph-properties fo:orphans="2" fo:widows="2"/>
      <style:text-properties style:font-name="Times New Roman" officeooo:paragraph-rsid="001ca987" style:font-name-complex="Times New Roman"/>
    </style:style>
    <style:style style:name="P30" style:family="paragraph" style:parent-style-name="Standard">
      <style:paragraph-properties fo:orphans="2" fo:widows="2"/>
      <style:text-properties style:font-name="Times New Roman" officeooo:paragraph-rsid="00203478" style:font-name-complex="Times New Roman"/>
    </style:style>
    <style:style style:name="P31" style:family="paragraph" style:parent-style-name="Standard">
      <style:paragraph-properties fo:orphans="2" fo:widows="2"/>
      <style:text-properties style:font-name="Times New Roman" officeooo:paragraph-rsid="0021e8cc" style:font-name-complex="Times New Roman"/>
    </style:style>
    <style:style style:name="P32" style:family="paragraph" style:parent-style-name="Standard">
      <style:paragraph-properties fo:orphans="2" fo:widows="2"/>
      <style:text-properties style:font-name="Times New Roman" officeooo:paragraph-rsid="0035586a" style:font-name-complex="Times New Roman"/>
    </style:style>
    <style:style style:name="P33" style:family="paragraph" style:parent-style-name="Standard">
      <style:paragraph-properties fo:orphans="2" fo:widows="2"/>
      <style:text-properties style:font-name="Times New Roman" officeooo:paragraph-rsid="0035bedb" style:font-name-complex="Times New Roman"/>
    </style:style>
    <style:style style:name="P34" style:family="paragraph" style:parent-style-name="Standard">
      <style:paragraph-properties fo:orphans="2" fo:widows="2"/>
      <style:text-properties style:font-name="Times New Roman" officeooo:paragraph-rsid="00413f56" style:font-name-complex="Times New Roman"/>
    </style:style>
    <style:style style:name="P35" style:family="paragraph" style:parent-style-name="Standard">
      <style:paragraph-properties fo:orphans="2" fo:widows="2"/>
      <style:text-properties style:font-name="Times New Roman" officeooo:rsid="0015a5bd" officeooo:paragraph-rsid="0015a5bd" style:font-name-complex="Times New Roman"/>
    </style:style>
    <style:style style:name="P36" style:family="paragraph" style:parent-style-name="Standard">
      <style:paragraph-properties fo:orphans="2" fo:widows="2"/>
      <style:text-properties style:font-name="Times New Roman" officeooo:rsid="001c3fb8" officeooo:paragraph-rsid="001c3fb8" style:font-name-complex="Times New Roman"/>
    </style:style>
    <style:style style:name="P37" style:family="paragraph" style:parent-style-name="Standard">
      <style:paragraph-properties fo:orphans="2" fo:widows="2"/>
      <style:text-properties style:font-name="Times New Roman" officeooo:rsid="001e8c2c" officeooo:paragraph-rsid="001e8c2c" style:font-name-complex="Times New Roman"/>
    </style:style>
    <style:style style:name="P38" style:family="paragraph" style:parent-style-name="Standard">
      <style:paragraph-properties fo:orphans="2" fo:widows="2"/>
      <style:text-properties style:font-name="Times New Roman" officeooo:rsid="00203478" officeooo:paragraph-rsid="00203478" style:font-name-complex="Times New Roman"/>
    </style:style>
    <style:style style:name="P39" style:family="paragraph" style:parent-style-name="Standard">
      <style:paragraph-properties fo:orphans="2" fo:widows="2"/>
      <style:text-properties style:font-name="Times New Roman" officeooo:rsid="00212d22" officeooo:paragraph-rsid="00212d22" style:font-name-complex="Times New Roman"/>
    </style:style>
    <style:style style:name="P40" style:family="paragraph" style:parent-style-name="Standard">
      <style:paragraph-properties fo:orphans="2" fo:widows="2"/>
      <style:text-properties style:font-name="Times New Roman" officeooo:rsid="00212d22" officeooo:paragraph-rsid="002a10da" style:font-name-complex="Times New Roman"/>
    </style:style>
    <style:style style:name="P41" style:family="paragraph" style:parent-style-name="Standard">
      <style:paragraph-properties fo:orphans="2" fo:widows="2"/>
      <style:text-properties style:font-name="Times New Roman" officeooo:rsid="0021e8cc" officeooo:paragraph-rsid="0021e8cc" style:font-name-complex="Times New Roman"/>
    </style:style>
    <style:style style:name="P42" style:family="paragraph" style:parent-style-name="Standard">
      <style:paragraph-properties fo:orphans="2" fo:widows="2"/>
      <style:text-properties style:font-name="Times New Roman" officeooo:rsid="002a10da" officeooo:paragraph-rsid="002a10da" style:font-name-complex="Times New Roman"/>
    </style:style>
    <style:style style:name="P43" style:family="paragraph" style:parent-style-name="Standard">
      <style:paragraph-properties fo:orphans="2" fo:widows="2"/>
      <style:text-properties style:font-name="Times New Roman" officeooo:rsid="0030bc51" officeooo:paragraph-rsid="0030bc51" style:font-name-complex="Times New Roman"/>
    </style:style>
    <style:style style:name="P44" style:family="paragraph" style:parent-style-name="Standard">
      <style:paragraph-properties fo:orphans="2" fo:widows="2"/>
      <style:text-properties style:font-name="Times New Roman" officeooo:rsid="00413f56" officeooo:paragraph-rsid="00413f56" style:font-name-complex="Times New Roman"/>
    </style:style>
    <style:style style:name="P45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6" style:family="paragraph" style:parent-style-name="Standard">
      <style:paragraph-properties fo:orphans="2" fo:widows="2"/>
      <style:text-properties style:font-name="Times New Roman" officeooo:paragraph-rsid="0015a5bd"/>
    </style:style>
    <style:style style:name="P47" style:family="paragraph" style:parent-style-name="Standard">
      <style:paragraph-properties fo:orphans="2" fo:widows="2"/>
      <style:text-properties style:font-name="Times New Roman" officeooo:paragraph-rsid="001c3fb8"/>
    </style:style>
    <style:style style:name="P48" style:family="paragraph" style:parent-style-name="Standard">
      <style:paragraph-properties fo:orphans="2" fo:widows="2"/>
      <style:text-properties style:font-name="Times New Roman" fo:font-style="normal" officeooo:rsid="0035bedb" officeooo:paragraph-rsid="0035bedb" style:font-style-asian="normal" style:font-name-complex="Times New Roman" style:font-style-complex="normal"/>
    </style:style>
    <style:style style:name="P49" style:family="paragraph" style:parent-style-name="Standard">
      <style:paragraph-properties fo:orphans="2" fo:widows="2"/>
      <style:text-properties style:font-name="Times New Roman" fo:font-style="normal" officeooo:rsid="00413f56" officeooo:paragraph-rsid="00413f56" style:font-style-asian="normal" style:font-name-complex="Times New Roman" style:font-style-complex="normal"/>
    </style:style>
    <style:style style:name="P50" style:family="paragraph" style:parent-style-name="Standard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3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54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55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56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57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58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9" style:family="paragraph" style:parent-style-name="Normal">
      <style:paragraph-properties fo:margin-left="0.9937in" fo:margin-right="0in" fo:orphans="2" fo:widows="2" fo:text-indent="-0.4819in" style:auto-text-indent="false">
        <style:tab-stops/>
      </style:paragraph-properties>
      <style:text-properties style:font-name="Times New Roman" style:font-name-complex="Times New Roman"/>
    </style:style>
    <style:style style:name="P60" style:family="paragraph" style:parent-style-name="Standard">
      <style:paragraph-properties fo:margin-left="0.498in" fo:margin-right="0in" fo:orphans="2" fo:widows="2" fo:text-indent="-0.4909in" style:auto-text-indent="false">
        <style:tab-stops/>
      </style:paragraph-properties>
      <style:text-properties style:font-name="Times New Roman" officeooo:paragraph-rsid="00203478" style:font-name-complex="Times New Roman"/>
    </style:style>
    <style:style style:name="P61" style:family="paragraph" style:parent-style-name="Normal">
      <style:paragraph-properties fo:margin-left="0in" fo:margin-right="0in" fo:text-align="start" style:justify-single-word="false" fo:orphans="2" fo:widows="2" fo:text-indent="0in" style:auto-text-indent="false">
        <style:tab-stops/>
      </style:paragraph-properties>
      <style:text-properties style:font-name="Times New Roman" fo:font-weight="bold" officeooo:paragraph-rsid="003d561c" style:font-weight-asian="bold" style:font-name-complex="Times New Roman" style:font-weight-complex="bold"/>
    </style:style>
    <style:style style:name="P62" style:family="paragraph" style:parent-style-name="Normal">
      <style:paragraph-properties fo:orphans="2" fo:widows="2" fo:break-before="page"/>
      <style:text-properties style:font-name="Times New Roman" fo:font-weight="bold" style:font-weight-asian="bold" style:font-name-complex="Times New Roman" style:font-weight-complex="bold"/>
    </style:style>
    <style:style style:name="P63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64" style:family="paragraph" style:parent-style-name="Normal" style:list-style-name="L1">
      <style:paragraph-properties fo:orphans="2" fo:widows="2"/>
      <style:text-properties style:font-name="Times New Roman" officeooo:paragraph-rsid="00372deb" style:font-name-complex="Times New Roman"/>
    </style:style>
    <style:style style:name="P65" style:family="paragraph" style:parent-style-name="Normal" style:list-style-name="L1">
      <style:paragraph-properties fo:orphans="2" fo:widows="2"/>
      <style:text-properties style:font-name="Times New Roman" officeooo:paragraph-rsid="0038ddd3" style:font-name-complex="Times New Roman"/>
    </style:style>
    <style:style style:name="P66" style:family="paragraph" style:parent-style-name="Normal" style:list-style-name="L1">
      <style:paragraph-properties fo:orphans="2" fo:widows="2"/>
      <style:text-properties style:font-name="Times New Roman" officeooo:paragraph-rsid="0039af9c" style:font-name-complex="Times New Roman"/>
    </style:style>
    <style:style style:name="P67" style:family="paragraph" style:parent-style-name="Normal" style:list-style-name="L2">
      <style:paragraph-properties fo:orphans="2" fo:widows="2"/>
      <style:text-properties style:font-name="Times New Roman" officeooo:paragraph-rsid="003b9daa" style:font-name-complex="Times New Roman"/>
    </style:style>
    <style:style style:name="P68" style:family="paragraph" style:parent-style-name="Normal" style:list-style-name="L2">
      <style:paragraph-properties fo:orphans="2" fo:widows="2"/>
      <style:text-properties style:font-name="Times New Roman" officeooo:paragraph-rsid="003d561c" style:font-name-complex="Times New Roman"/>
    </style:style>
    <style:style style:name="P69" style:family="paragraph" style:parent-style-name="Normal" style:list-style-name="L1">
      <style:paragraph-properties fo:orphans="2" fo:widows="2"/>
      <style:text-properties style:font-name="Times New Roman" officeooo:rsid="0038ddd3" officeooo:paragraph-rsid="0038ddd3" style:font-name-complex="Times New Roman"/>
    </style:style>
    <style:style style:name="P70" style:family="paragraph" style:parent-style-name="Normal" style:list-style-name="L3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71" style:family="paragraph" style:parent-style-name="Normal" style:list-style-name="L3">
      <style:paragraph-properties fo:orphans="2" fo:widows="2"/>
      <style:text-properties style:font-name="Times New Roman" officeooo:rsid="003d561c" officeooo:paragraph-rsid="0047b568" style:font-name-complex="Times New Roman"/>
    </style:style>
    <style:style style:name="P72" style:family="paragraph" style:parent-style-name="Normal" style:list-style-name="L2">
      <style:paragraph-properties fo:orphans="2" fo:widows="2"/>
      <style:text-properties style:font-name="Times New Roman1" officeooo:rsid="003b9daa" officeooo:paragraph-rsid="003b9daa" style:font-name-asian="Times New Roman1" style:font-name-complex="Times New Roman1"/>
    </style:style>
    <style:style style:name="P73" style:family="paragraph" style:parent-style-name="Normal" style:list-style-name="L2">
      <style:paragraph-properties fo:orphans="2" fo:widows="2"/>
      <style:text-properties style:font-name="Times New Roman1" officeooo:rsid="003d561c" officeooo:paragraph-rsid="003d561c" style:font-name-asian="Times New Roman1" style:font-name-complex="Times New Roman1"/>
    </style:style>
    <style:style style:name="P74" style:family="paragraph" style:parent-style-name="Normal" style:list-style-name="L3">
      <style:paragraph-properties fo:orphans="2" fo:widows="2"/>
      <style:text-properties officeooo:paragraph-rsid="0015a5bd"/>
    </style:style>
    <style:style style:name="P75" style:family="paragraph" style:parent-style-name="Standard" style:list-style-name="L1"/>
    <style:style style:name="P7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Times New Roman" fo:font-style="italic" style:font-style-asian="italic" style:font-style-complex="italic"/>
    </style:style>
    <style:style style:name="T2" style:family="text">
      <style:text-properties style:use-window-font-color="true" style:font-name="Times New Roman" style:text-underline-style="none" style:font-name-complex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a987" style:font-style-asian="italic" style:font-style-complex="italic"/>
    </style:style>
    <style:style style:name="T5" style:family="text">
      <style:text-properties fo:font-style="italic" officeooo:rsid="001e8c2c" style:font-style-asian="italic" style:font-style-complex="italic"/>
    </style:style>
    <style:style style:name="T6" style:family="text">
      <style:text-properties fo:font-style="italic" officeooo:rsid="0021e8cc" style:font-style-asian="italic" style:font-style-complex="italic"/>
    </style:style>
    <style:style style:name="T7" style:family="text">
      <style:text-properties fo:font-style="italic" officeooo:rsid="0035bedb" style:font-style-asian="italic" style:font-style-complex="italic"/>
    </style:style>
    <style:style style:name="T8" style:family="text">
      <style:text-properties fo:font-style="italic" officeooo:rsid="00372deb" style:font-style-asian="italic" style:font-style-complex="italic"/>
    </style:style>
    <style:style style:name="T9" style:family="text">
      <style:text-properties fo:font-style="italic" officeooo:rsid="00413f56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e8cc" style:font-weight-asian="normal" style:font-weight-complex="normal"/>
    </style:style>
    <style:style style:name="T12" style:family="text">
      <style:text-properties fo:font-weight="normal" officeooo:rsid="0031ae1d" style:font-weight-asian="normal" style:font-weight-complex="normal"/>
    </style:style>
    <style:style style:name="T13" style:family="text">
      <style:text-properties fo:font-weight="normal" officeooo:rsid="00324fe9" style:font-weight-asian="normal" style:font-weight-complex="normal"/>
    </style:style>
    <style:style style:name="T14" style:family="text">
      <style:text-properties fo:font-weight="normal" officeooo:rsid="0025acec" style:font-weight-asian="normal" style:font-weight-complex="normal"/>
    </style:style>
    <style:style style:name="T15" style:family="text">
      <style:text-properties fo:font-weight="normal" officeooo:rsid="00212d22" style:font-weight-asian="normal" style:font-weight-complex="normal"/>
    </style:style>
    <style:style style:name="T16" style:family="text">
      <style:text-properties fo:font-weight="normal" officeooo:rsid="002b2dd6" style:font-weight-asian="normal" style:font-weight-complex="normal"/>
    </style:style>
    <style:style style:name="T17" style:family="text">
      <style:text-properties fo:font-weight="normal" officeooo:rsid="003d561c" style:font-weight-asian="normal" style:font-weight-complex="normal"/>
    </style:style>
    <style:style style:name="T18" style:family="text">
      <style:text-properties fo:font-weight="normal" officeooo:rsid="00400ad6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7cc6e" style:font-style-asian="normal" style:font-style-complex="normal"/>
    </style:style>
    <style:style style:name="T21" style:family="text">
      <style:text-properties fo:font-style="normal" officeooo:rsid="001ca987" style:font-style-asian="normal" style:font-style-complex="normal"/>
    </style:style>
    <style:style style:name="T22" style:family="text">
      <style:text-properties fo:font-style="normal" officeooo:rsid="0021e8cc" style:font-style-asian="normal" style:font-style-complex="normal"/>
    </style:style>
    <style:style style:name="T23" style:family="text">
      <style:text-properties fo:font-style="normal" officeooo:rsid="0035bedb" style:font-style-asian="normal" style:font-style-complex="normal"/>
    </style:style>
    <style:style style:name="T24" style:family="text">
      <style:text-properties fo:font-style="normal" officeooo:rsid="001e8c2c" style:font-style-asian="normal" style:font-style-complex="normal"/>
    </style:style>
    <style:style style:name="T25" style:family="text">
      <style:text-properties fo:font-style="normal" fo:font-weight="bold" officeooo:rsid="001ca98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5586a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35586a" style:font-style-asian="normal" style:font-weight-asian="normal" style:font-style-complex="normal" style:font-weight-complex="normal"/>
    </style:style>
    <style:style style:name="T28" style:family="text">
      <style:text-properties style:text-position="super 58%" officeooo:rsid="00372deb"/>
    </style:style>
    <style:style style:name="T29" style:family="text">
      <style:text-properties officeooo:rsid="0015a5bd"/>
    </style:style>
    <style:style style:name="T30" style:family="text">
      <style:text-properties officeooo:rsid="001608c2"/>
    </style:style>
    <style:style style:name="T31" style:family="text">
      <style:text-properties officeooo:rsid="001717c6"/>
    </style:style>
    <style:style style:name="T32" style:family="text">
      <style:text-properties officeooo:rsid="0015a5bd" style:font-name-complex="Times New Roman"/>
    </style:style>
    <style:style style:name="T33" style:family="text">
      <style:text-properties officeooo:rsid="001c3fb8" style:font-name-complex="Times New Roman"/>
    </style:style>
    <style:style style:name="T34" style:family="text">
      <style:text-properties officeooo:rsid="001ca987" style:font-name-complex="Times New Roman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font-name-complex="Times New Roman"/>
    </style:style>
    <style:style style:name="T37" style:family="text">
      <style:text-properties style:font-name="Times New Roman" officeooo:rsid="001fc776" style:font-name-complex="Times New Roman"/>
    </style:style>
    <style:style style:name="T38" style:family="text">
      <style:text-properties style:font-name="Times New Roman" officeooo:rsid="0030bc51" style:font-name-complex="Times New Roman"/>
    </style:style>
    <style:style style:name="T39" style:family="text">
      <style:text-properties style:font-name="Times New Roman" officeooo:rsid="0039af9c" style:font-name-complex="Times New Roman"/>
    </style:style>
    <style:style style:name="T40" style:family="text">
      <style:text-properties style:font-name="Times New Roman" officeooo:rsid="0023dfce" style:font-name-complex="Times New Roman"/>
    </style:style>
    <style:style style:name="T41" style:family="text">
      <style:text-properties style:font-name="Times New Roman" officeooo:rsid="003d561c" style:font-name-complex="Times New Roman"/>
    </style:style>
    <style:style style:name="T42" style:family="text">
      <style:text-properties style:font-name="Times New Roman" fo:font-style="italic" style:font-style-asian="italic" style:font-name-complex="Times New Roman"/>
    </style:style>
    <style:style style:name="T43" style:family="text">
      <style:text-properties style:font-name="Times New Roman" fo:font-style="italic" style:font-style-asian="italic" style:font-name-complex="Times New Roman" style:font-style-complex="italic"/>
    </style:style>
    <style:style style:name="T44" style:family="text">
      <style:text-properties style:font-name="Times New Roman" fo:font-style="italic" style:font-style-asian="italic" style:font-style-complex="italic"/>
    </style:style>
    <style:style style:name="T45" style:family="text">
      <style:text-properties style:font-name="Times New Roman" fo:font-style="italic" officeooo:rsid="0015a5bd" style:font-style-asian="italic" style:font-style-complex="italic"/>
    </style:style>
    <style:style style:name="T46" style:family="text">
      <style:text-properties style:font-name="Times New Roman" fo:font-weight="bold" style:font-weight-asian="bold" style:font-name-complex="Times New Roman"/>
    </style:style>
    <style:style style:name="T47" style:family="text">
      <style:text-properties style:font-name="Times New Roman" fo:font-weight="bold" style:font-weight-asian="bold" style:font-name-complex="Times New Roman" style:font-weight-complex="bold"/>
    </style:style>
    <style:style style:name="T48" style:family="text">
      <style:text-properties style:font-name="Times New Roman" fo:font-weight="bold" style:font-weight-asian="bold" style:font-weight-complex="bold"/>
    </style:style>
    <style:style style:name="T49" style:family="text">
      <style:text-properties style:font-name="Times New Roman" fo:font-style="normal" fo:font-weight="normal" officeooo:rsid="0015a5bd" style:font-style-asian="normal" style:font-weight-asian="normal" style:font-style-complex="normal" style:font-weight-complex="normal"/>
    </style:style>
    <style:style style:name="T50" style:family="text">
      <style:text-properties style:font-name="Times New Roman" fo:font-style="normal" fo:font-weight="bold" officeooo:rsid="0015a5bd" style:font-style-asian="normal" style:font-weight-asian="bold" style:font-style-complex="normal" style:font-weight-complex="bold"/>
    </style:style>
    <style:style style:name="T51" style:family="text">
      <style:text-properties style:font-name="Times New Roman" fo:font-weight="normal" style:font-weight-asian="normal" style:font-weight-complex="normal"/>
    </style:style>
    <style:style style:name="T52" style:family="text">
      <style:text-properties style:font-name="Times New Roman" fo:font-weight="normal" style:font-weight-asian="normal" style:font-name-complex="Times New Roman" style:font-weight-complex="normal"/>
    </style:style>
    <style:style style:name="T53" style:family="text">
      <style:text-properties style:font-name="Times New Roman" fo:font-weight="normal" style:font-weight-asian="normal" style:font-name-complex="Times New Roman" style:font-style-complex="italic" style:font-weight-complex="normal"/>
    </style:style>
    <style:style style:name="T54" style:family="text">
      <style:text-properties style:font-name="Times New Roman" officeooo:rsid="0015a5bd"/>
    </style:style>
    <style:style style:name="T55" style:family="text">
      <style:text-properties style:font-name="Times New Roman" officeooo:rsid="0039af9c"/>
    </style:style>
    <style:style style:name="T56" style:family="text">
      <style:text-properties style:font-name="Times New Roman" officeooo:rsid="003b9daa" style:font-name-asian="Times New Roman1" style:font-name-complex="Times New Roman1"/>
    </style:style>
    <style:style style:name="T57" style:family="text">
      <style:text-properties style:font-name="Times New Roman" officeooo:rsid="003d561c" style:font-name-asian="Times New Roman1" style:font-name-complex="Times New Roman1"/>
    </style:style>
    <style:style style:name="T58" style:family="text">
      <style:text-properties style:font-name="Times New Roman" fo:font-size="12pt" officeooo:rsid="003b9daa" style:font-name-asian="CAAAAA+TimesNewRomanPSMT" style:font-size-asian="12pt" style:font-name-complex="CAAAAA+TimesNewRomanPSMT" style:font-size-complex="12pt"/>
    </style:style>
    <style:style style:name="T59" style:family="text">
      <style:text-properties officeooo:rsid="001e8c2c"/>
    </style:style>
    <style:style style:name="T60" style:family="text">
      <style:text-properties style:font-name="Times New Roman1" officeooo:rsid="001fc776" style:font-name-complex="Times New Roman"/>
    </style:style>
    <style:style style:name="T61" style:family="text">
      <style:text-properties style:font-name="Times New Roman1" fo:font-weight="normal" officeooo:rsid="00324fe9" style:font-weight-asian="normal" style:font-weight-complex="normal"/>
    </style:style>
    <style:style style:name="T62" style:family="text">
      <style:text-properties style:font-name="Times New Roman1" officeooo:rsid="00372deb" style:font-name-asian="Times New Roman1" style:font-name-complex="Times New Roman1"/>
    </style:style>
    <style:style style:name="T63" style:family="text">
      <style:text-properties style:font-name="Times New Roman1" officeooo:rsid="0039af9c" style:font-name-asian="Times New Roman1" style:font-name-complex="Times New Roman1"/>
    </style:style>
    <style:style style:name="T64" style:family="text">
      <style:text-properties style:font-name="Times New Roman1" officeooo:rsid="003b9daa" style:font-name-asian="Times New Roman1" style:font-name-complex="Times New Roman1"/>
    </style:style>
    <style:style style:name="T65" style:family="text">
      <style:text-properties style:font-name="Times New Roman1" officeooo:rsid="003d561c" style:font-name-asian="Times New Roman1" style:font-name-complex="Times New Roman1"/>
    </style:style>
    <style:style style:name="T66" style:family="text">
      <style:text-properties style:font-name="Times New Roman1" officeooo:rsid="00407a80" style:font-name-asian="Times New Roman1" style:font-name-complex="Times New Roman1"/>
    </style:style>
    <style:style style:name="T67" style:family="text">
      <style:text-properties officeooo:rsid="00201cfe"/>
    </style:style>
    <style:style style:name="T68" style:family="text">
      <style:text-properties officeooo:rsid="00212d22"/>
    </style:style>
    <style:style style:name="T69" style:family="text">
      <style:text-properties officeooo:rsid="0021e8cc"/>
    </style:style>
    <style:style style:name="T70" style:family="text">
      <style:text-properties fo:font-weight="bold" officeooo:rsid="0021e8cc" style:font-weight-asian="bold" style:font-weight-complex="bold"/>
    </style:style>
    <style:style style:name="T71" style:family="text">
      <style:text-properties officeooo:rsid="0029e231"/>
    </style:style>
    <style:style style:name="T72" style:family="text">
      <style:text-properties officeooo:rsid="002a10da"/>
    </style:style>
    <style:style style:name="T73" style:family="text">
      <style:text-properties officeooo:rsid="002ab56d"/>
    </style:style>
    <style:style style:name="T74" style:family="text">
      <style:text-properties officeooo:rsid="0031ae1d"/>
    </style:style>
    <style:style style:name="T75" style:family="text">
      <style:text-properties officeooo:rsid="0035586a"/>
    </style:style>
    <style:style style:name="T76" style:family="text">
      <style:text-properties officeooo:rsid="0035bedb"/>
    </style:style>
    <style:style style:name="T77" style:family="text">
      <style:text-properties officeooo:rsid="0035e0fd"/>
    </style:style>
    <style:style style:name="T78" style:family="text">
      <style:text-properties officeooo:rsid="00372deb"/>
    </style:style>
    <style:style style:name="T79" style:family="text">
      <style:text-properties officeooo:rsid="0038ddd3"/>
    </style:style>
    <style:style style:name="T80" style:family="text">
      <style:text-properties officeooo:rsid="0039af9c"/>
    </style:style>
    <style:style style:name="T81" style:family="text">
      <style:text-properties officeooo:rsid="003d561c"/>
    </style:style>
    <style:style style:name="T82" style:family="text">
      <style:text-properties officeooo:rsid="00404ed0"/>
    </style:style>
    <style:style style:name="T83" style:family="text">
      <style:text-properties officeooo:rsid="00413f56"/>
    </style:style>
    <style:style style:name="T84" style:family="text">
      <style:text-properties officeooo:rsid="0042f2ae"/>
    </style:style>
    <style:style style:name="T85" style:family="text">
      <style:text-properties officeooo:rsid="0044fe45"/>
    </style:style>
    <style:style style:name="T86" style:family="text">
      <style:text-properties officeooo:rsid="0047b568"/>
    </style:style>
    <style:style style:name="T87" style:family="text">
      <style:text-properties officeooo:rsid="0048651c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Jacob M. Anderson</text:p>
      <text:p text:style-name="P17"/>
      <text:section text:style-name="Sect1" text:name="Sect1">
        <text:p text:style-name="P27">Fermi National Accelerator Laboratory</text:p>
        <text:p text:style-name="P27">P.O. Box 500, Batavia, IL <text:s/>60510-5011</text:p>
        <text:p text:style-name="P14"><text:s/>(630) 840-6813</text:p>
        <text:p text:style-name="P2"><text:span text:style-name="Hyperlink"><text:span text:style-name="T2">andersj@fnal.gov</text:span></text:span></text:p>
      </text:section>
      <text:section text:style-name="Sect2" text:name="Sect2">
        <text:p text:style-name="P27"/>
        <text:p text:style-name="P4">Education</text:p>
        <text:p text:style-name="P7"/>
        <text:p text:style-name="P57">University of Maryland</text:p>
        <text:p text:style-name="P27">Ph.D. in Physics 2009</text:p>
        <text:p text:style-name="P53"><text:span text:style-name="Default_20_Paragraph_20_Font"><text:span text:style-name="T36">Thesis title: <text:s/>Measurement of </text:span></text:span><text:span text:style-name="Default_20_Paragraph_20_Font"><text:span text:style-name="T43">CP</text:span></text:span><text:span text:style-name="Default_20_Paragraph_20_Font"><text:span text:style-name="T36"> content and time-dependent </text:span></text:span><text:span text:style-name="Default_20_Paragraph_20_Font"><text:span text:style-name="T43">CP</text:span></text:span><text:span text:style-name="Default_20_Paragraph_20_Font"><text:span text:style-name="T36"> violation in </text:span></text:span><text:span text:style-name="Default_20_Paragraph_20_Font"><text:span text:style-name="T36"><draw:g text:anchor-type="as-char" svg:y="-0.1484in" draw:z-index="0" draw:style-name="gr1"><svg:title>TexMaths</svg:title><svg:desc>12§display§B^0 \rightarrow D^{*+}D^{*-}</svg:desc><draw:polygon draw:style-name="gr2" draw:text-style-name="P76" svg:width="1.1055in" svg:height="0.1441in" svg:x="0in" svg:y="0.0051in" svg:viewBox="0 0 2809 367" draw:points="1405,367 0,367 0,0 2809,0 2809,367"><text:p/></draw:polygon><draw:path draw:style-name="gr3" draw:text-style-name="P76" svg:width="0.1189in" svg:height="0.1138in" svg:x="0.0071in" svg:y="0.0335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76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76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1272in" svg:height="0.1138in" svg:x="0.4756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622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76" svg:width="0.1272in" svg:height="0.1138in" svg:x="0.7972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9437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6">Decays</text:span></text:span></text:p>
        <text:p text:style-name="P27">Advisor: Prof. Douglas A. Roberts</text:p>
        <text:p text:style-name="P27">M.S. Physics, 2007</text:p>
        <text:p text:style-name="P11"/>
        <text:p text:style-name="P45">Brigham Young University</text:p>
        <text:p text:style-name="P22"><text:span text:style-name="Default_20_Paragraph_20_Font"><text:span text:style-name="T36">B.S. in Physics, </text:span></text:span><text:span text:style-name="Default_20_Paragraph_20_Font"><text:span text:style-name="T43">cum laude</text:span></text:span><text:span text:style-name="Default_20_Paragraph_20_Font"><text:span text:style-name="T36">, 2003</text:span></text:span></text:p>
        <text:p text:style-name="P23"><text:span text:style-name="Default_20_Paragraph_20_Font"><text:span text:style-name="T37">Member of Sigma Pi Sigma</text:span></text:span><text:span text:style-name="Default_20_Paragraph_20_Font"><text:span text:style-name="T60"> physics honor society</text:span></text:span></text:p>
        <text:p text:style-name="P22"><text:span text:style-name="Default_20_Paragraph_20_Font"><text:span text:style-name="T36">Thesis: Level3 </text:span></text:span><text:span text:style-name="Default_20_Paragraph_20_Font"><text:span text:style-name="T43">z</text:span></text:span><text:span text:style-name="Default_20_Paragraph_20_Font"><text:span text:style-name="T36"> Tracking Algorithm for the CLEO III Detector</text:span></text:span></text:p>
        <text:p text:style-name="P27">Advisors: Dr. David L. Kreinick, Cornell and Dr. Steven E. Jones, BYU</text:p>
        <text:p text:style-name="P7"/>
        <text:p text:style-name="P11"/>
        <text:p text:style-name="P4">Research Experience</text:p>
        <text:p text:style-name="P7"/>
        <text:p text:style-name="P3"><text:span text:style-name="Default_20_Paragraph_20_Font"><text:span text:style-name="T47">Fermi National Accelerator Laboratory, </text:span></text:span><text:span text:style-name="Default_20_Paragraph_20_Font"><text:span text:style-name="T36">2009–Present</text:span></text:span></text:p>
        <text:p text:style-name="P11">CMS <text:span text:style-name="T81">data analysis</text:span></text:p>
        <text:list xml:id="list8646594783728548878" text:style-name="L1">
          <text:list-item>
            <text:p text:style-name="P64"><text:span text:style-name="T78">Upsilon cross section (2009</text:span><text:span text:style-name="T62">–</text:span><text:span text:style-name="T78">2010)</text:span></text:p>
            <text:p text:style-name="P64"><text:span text:style-name="T78">Key contributions to the signal extraction and background modeling and the systematic errors associated with these procedures. <text:s/>Early measurement from the LHC with only 3pb</text:span><text:span text:style-name="T28">-1</text:span><text:span text:style-name="T78"> of integrated luminosity. <text:s/></text:span><text:span text:style-name="T79">This analysis lead to talks at DIS2011 and a seminar at Virginia and a paper in PRD.</text:span></text:p>
          </text:list-item>
          <text:list-item>
            <text:p text:style-name="P64"><text:span text:style-name="T78">Upsilon suppression in heavy ion collisions (2010</text:span><text:span text:style-name="T62">–</text:span><text:span text:style-name="T78">2012)</text:span></text:p>
            <text:p text:style-name="P65"><text:span text:style-name="T79">Outgrowth of my work on the Upsilon cross section. <text:s/>I developed the likelihood fitting routines to use a double ratio of yields to cancel systematic errors and measure the suppression of the </text:span><text:span text:style-name="T79"><draw:g text:anchor-type="as-char" svg:y="-0.1252in" draw:z-index="1" draw:style-name="gr1"><svg:title>TexMaths</svg:title><svg:desc>12§display§\Upsilon(2S)</svg:desc><draw:polygon draw:style-name="gr2" draw:text-style-name="P76" svg:width="0.4539in" svg:height="0.1665in" svg:x="0in" svg:y="0.002in" svg:viewBox="0 0 1154 424" draw:points="577,424 0,424 0,0 1154,0 1154,424"><text:p/></draw:polygon><draw:path draw:style-name="gr3" draw:text-style-name="P76" svg:width="0.1106in" svg:height="0.1173in" svg:x="0.0094in" svg:y="0.0071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76" svg:width="0.0382in" svg:height="0.1665in" svg:x="0.1461in" svg:y="0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76" svg:width="0.0661in" svg:height="0.1106in" svg:x="0.2028in" svg:y="0.0138in" svg:viewBox="0 0 169 282" svg:d="m32 250 46-45c66-57 91-80 91-123 0-48-38-82-90-82-48 0-79 38-79 77 0 24 22 24 23 24 7 0 21-6 21-23 0-11-7-22-22-22-3 0-4 0-5 0 9-27 32-43 56-43 39 0 58 35 58 69s-22 68-45 93l-81 91c-5 5-5 5-5 16h157l12-73h-11c-2 12-4 31-9 37-3 4-31 4-40 4z"><text:p/></draw:path><draw:path draw:style-name="gr3" draw:text-style-name="P76" svg:width="0.0984in" svg:height="0.1205in" svg:x="0.2862in" svg:y="0.0071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76" svg:width="0.0382in" svg:height="0.1665in" svg:x="0.3992in" svg:y="0in" svg:viewBox="0 0 98 424" svg:d="m98 211c0-32-4-84-27-132-27-51-63-79-66-79s-5 1-5 5c0 1 0 1 8 9 41 42 65 110 65 197 0 73-15 148-67 201-6 4-6 6-6 7 0 2 1 5 5 5s42-29 67-83c22-47 26-94 26-130z"><text:p/></draw:path></draw:g></text:span><text:span text:style-name="T79"> and </text:span><text:span text:style-name="T79"><draw:g text:anchor-type="as-char" svg:y="-0.1252in" draw:z-index="2" draw:style-name="gr1"><svg:title>TexMaths</svg:title><svg:desc>12§display§\Upsilon(3S)</svg:desc><draw:polygon draw:style-name="gr2" draw:text-style-name="P76" svg:width="0.4539in" svg:height="0.1665in" svg:x="0in" svg:y="0.002in" svg:viewBox="0 0 1154 424" draw:points="577,424 0,424 0,0 1154,0 1154,424"><text:p/></draw:polygon><draw:path draw:style-name="gr3" draw:text-style-name="P76" svg:width="0.1106in" svg:height="0.1173in" svg:x="0.0094in" svg:y="0.0071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76" svg:width="0.0382in" svg:height="0.1665in" svg:x="0.1461in" svg:y="0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76" svg:width="0.0685in" svg:height="0.1146in" svg:x="0.2012in" svg:y="0.0138in" svg:viewBox="0 0 175 292" svg:d="m104 133c35-12 60-41 60-74 0-35-37-59-78-59-43 0-74 25-74 58 0 14 8 21 22 21 12 0 21-8 21-21 0-21-20-21-26-21 13-21 41-26 56-26 17 0 40 9 40 47 0 6 0 30-11 49-13 19-28 21-38 21-4 0-14 2-17 2s-6 1-6 4c0 5 3 5 11 5h18c34 0 50 29 50 71 0 58-29 70-48 70-18 0-49-8-65-33 16 3 29-7 29-23s-12-24-24-24c-11 0-24 6-24 24 0 39 40 68 85 68 52 0 90-39 90-82 0-35-26-68-71-77z"><text:p/></draw:path><draw:path draw:style-name="gr3" draw:text-style-name="P76" svg:width="0.0984in" svg:height="0.1205in" svg:x="0.2862in" svg:y="0.0071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76" svg:width="0.0382in" svg:height="0.1665in" svg:x="0.3992in" svg:y="0in" svg:viewBox="0 0 98 424" svg:d="m98 211c0-32-4-84-27-132-27-51-63-79-66-79s-5 1-5 5c0 1 0 1 8 9 41 42 65 110 65 197 0 73-15 148-67 201-6 4-6 6-6 7 0 2 1 5 5 5s42-29 67-83c22-47 26-94 26-130z"><text:p/></draw:path></draw:g></text:span><text:span text:style-name="T79"> relative to the </text:span><text:span text:style-name="T79"><draw:g text:anchor-type="as-char" svg:y="-0.1252in" draw:z-index="3" draw:style-name="gr1"><svg:title>TexMaths</svg:title><svg:desc>12§display§\Upsilon(1S)</svg:desc><draw:polygon draw:style-name="gr2" draw:text-style-name="P76" svg:width="0.4539in" svg:height="0.1665in" svg:x="0in" svg:y="0.002in" svg:viewBox="0 0 1154 424" draw:points="577,424 0,424 0,0 1154,0 1154,424"><text:p/></draw:polygon><draw:path draw:style-name="gr3" draw:text-style-name="P76" svg:width="0.1106in" svg:height="0.1173in" svg:x="0.0094in" svg:y="0.0071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76" svg:width="0.0382in" svg:height="0.1665in" svg:x="0.1461in" svg:y="0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76" svg:width="0.0543in" svg:height="0.1106in" svg:x="0.2094in" svg:y="0.0138in" svg:viewBox="0 0 139 282" svg:d="m86 11c0-10 0-11-9-11-27 28-64 28-77 28v13c8 0 34 0 55-12v219c0 16-1 21-39 21h-14v13c15-1 52-1 69-1s54 0 68 1v-13h-13c-38 0-40-5-40-21z"><text:p/></draw:path><draw:path draw:style-name="gr3" draw:text-style-name="P76" svg:width="0.0984in" svg:height="0.1205in" svg:x="0.2862in" svg:y="0.0071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76" svg:width="0.0382in" svg:height="0.1665in" svg:x="0.3992in" svg:y="0in" svg:viewBox="0 0 98 424" svg:d="m98 211c0-32-4-84-27-132-27-51-63-79-66-79s-5 1-5 5c0 1 0 1 8 9 41 42 65 110 65 197 0 73-15 148-67 201-6 4-6 6-6 7 0 2 1 5 5 5s42-29 67-83c22-47 26-94 26-130z"><text:p/></draw:path></draw:g></text:span><text:span text:style-name="T79"> in PbPb collisions. <text:s/>I also contributed the statistical framework for evaluating the significance of the observed suppression. <text:s/>These results were published in separate PRL articles for the 2010 and 2011 heavy ion data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64"><text:span text:style-name="T78">X → W</text:span><text:span text:style-name="T8">jj</text:span><text:span text:style-name="T78"> search for dijet resonance near 150 GeV (2011)</text:span></text:p>
            <text:p text:style-name="P69">In a search for a dijet resonance near 150 GeV as reported by the CDF collaboration. <text:s/>I developed a new method within CMS to deal with scale and matching systematic errors <text:soft-page-break/>through including these as parameters in the likelihood fit. <text:s/>This technique was instrumental to this analysis and was also used for later analyses of Higgs and diboson processes. <text:s/>This lead to a talk at Pheno2012 and a paper in PRL. <text:s/>This analysis also specifically set limits on popular models that explained the CDF excess.</text:p>
          </text:list-item>
          <text:list-item>
            <text:p text:style-name="P64"><text:span text:style-name="T78"><draw:g text:anchor-type="as-char" svg:y="-0.1193in" draw:z-index="4" draw:style-name="gr1"><svg:title>TexMaths</svg:title><svg:desc>12§display§H\rightarrow WW\rightarrow \ell\nu jj</svg:desc><draw:polygon draw:style-name="gr2" draw:text-style-name="P76" svg:width="1.3504in" svg:height="0.148in" svg:x="0in" svg:y="0.0047in" svg:viewBox="0 0 3431 377" draw:points="1716,377 0,377 0,0 3431,0 3431,377"><text:p/></draw:polygon><draw:path draw:style-name="gr3" draw:text-style-name="P76" svg:width="0.1402in" svg:height="0.1138in" svg:x="0.0067in" svg:y="0.0043in" svg:viewBox="0 0 357 290" svg:d="m306 32c5-15 5-19 36-19 11 0 15 0 15-8 0-5-5-5-6-5-12 0-42 1-54 1s-42-1-56-1c-2 0-7 0-7 8 0 5 4 5 12 5 0 0 9 0 16 1 7 0 12 2 12 6 0 3-1 3-3 9l-25 103h-130l26-100c3-15 4-19 36-19 10 0 14 0 14-8 0-5-5-5-6-5-12 0-42 1-54 1-13 0-43-1-55-1-4 0-7 0-7 8 0 5 3 5 10 5 2 0 10 0 17 1 7 0 11 2 11 6 0 3 0 4-1 9l-57 227c-4 17-6 21-38 21-8 0-12 0-12 8 0 5 5 5 6 5 12 0 42-1 54-1 8 0 18 0 26 0 10 0 20 1 28 1 4 0 8 0 8-9 0-4-3-4-12-4-15 0-27 0-27-8 0-2 1-5 2-7l29-117h129c-18 71-28 111-29 117-5 15-12 15-39 15-7 0-11 0-11 8 0 5 5 5 6 5 12 0 43-1 55-1 8 0 18 0 27 0s18 1 27 1c3 0 9 0 9-9 0-4-5-4-12-4-15 0-27 0-27-8 0-2 0-5 1-7z"><text:p/></draw:path><draw:path draw:style-name="gr3" draw:text-style-name="P76" svg:width="0.1476in" svg:height="0.0866in" svg:x="0.2075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165in" svg:height="0.1173in" svg:x="0.4209in" svg:y="0.0043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76" svg:width="0.165in" svg:height="0.1173in" svg:x="0.6012in" svg:y="0.0043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76" svg:width="0.1476in" svg:height="0.0866in" svg:x="0.828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0642in" svg:height="0.1193in" svg:x="1.0343in" svg:y="0in" svg:viewBox="0 0 164 304" svg:d="m2 257c-1 1-2 3-2 4 0 2 2 6 5 6s3-1 15-13c4-4 12-11 16-15 4 34 16 65 47 65 17 0 32-9 41-15 6-5 26-22 26-26 0-1-2-6-6-6-1 0-1 1-5 5-27 27-43 33-55 33-19 0-26-22-26-56 0-2 1-21 2-24 1-1 1-2 10-11 33-33 94-105 94-170 0-8 0-34-25-34-36 0-67 70-71 79-20 47-33 97-33 147zm60-60c2-3 20-98 44-148 10-23 20-39 33-39 15 0 15 14 15 21 0 71-71 146-92 166z"><text:p/></draw:path><draw:path draw:style-name="gr3" draw:text-style-name="P76" svg:width="0.078in" svg:height="0.0736in" svg:x="1.1102in" svg:y="0.0445in" svg:viewBox="0 0 199 188" svg:d="m72 5c0 0 0-5-5-5-9 0-41 4-51 5-4 0-9 0-9 8 0 5 4 5 10 5 20 0 21 2 21 7 0 3-4 23-8 34l-25 104c-3 7-5 19-5 20 0 5 5 5 7 5h6c29-5 76-22 119-63 56-52 67-109 67-113 0-7-5-12-12-12-3 0-13 1-17 14-26 97-91 143-139 159z"><text:p/></draw:path><draw:path draw:style-name="gr3" draw:text-style-name="P76" svg:width="0.0681in" svg:height="0.1445in" svg:x="1.192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draw:path draw:style-name="gr3" draw:text-style-name="P76" svg:width="0.0681in" svg:height="0.1445in" svg:x="1.270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/draw:g></text:span><text:span text:style-name="T78"> searches for high-mass Higgs-like-bosons (2011</text:span><text:span text:style-name="T62">–p</text:span><text:span text:style-name="T78">resent)</text:span></text:p>
            <text:p text:style-name="P75"><text:span text:style-name="T39">This analysis looked for a Higgs-like-boson with a mass above the WW threshold. <text:s/>I developed the signal and background models, particularly the extraction of the W+jets background using data sidebands. <text:s/>We have published paper a paper in Eur. Phys. J. C and have a public resu</text:span><text:span text:style-name="T39">lt</text:span><text:span text:style-name="T35"> CMS-PAS-HIG-12-046. <text:s/></text:span><text:span text:style-name="T55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64"><text:span text:style-name="T80">Semi-leptonic WW/WZ</text:span><text:span text:style-name="T78"> </text:span><text:span text:style-name="T82">diboson </text:span><text:span text:style-name="T78">production and gauge couplings (2011</text:span><text:span text:style-name="T62">–present)</text:span></text:p>
            <text:p text:style-name="P66"><text:span text:style-name="T63">In addition to signal and background models </text:span><text:span text:style-name="T66">as in other analyses</text:span><text:span text:style-name="T63">, I have contributed to the statistical interpretation of our limits on the anomalous gauge couplings and put together a statistical framework to be able to combine </text:span><text:span text:style-name="T66">different </text:span><text:span text:style-name="T63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20">CMS hadron calorimeter (Hcal)</text:p>
        <text:list xml:id="list6812028457916393058" text:style-name="L2">
          <text:list-item>
            <text:p text:style-name="P67"><text:span text:style-name="T64">Development of SiPM devices for use in CMS Hcal (2009</text:span><text:span text:style-name="T62">–</text:span><text:span text:style-name="T64">present)</text:span></text:p>
            <text:p text:style-name="P72">I developed the code to study SiPM sensors within the context of the CMS Hcal both through simulation and test beams. <text:s/>This lead to the deployment of SiPM devices in the Hcal tail catch system during the 2013-2014 LHC shutdown. <text:s/>It also lead to the specifications for SiPM devices for the upgrade of the entire central calorimeter. <text:s/>I have presented results from this work at PLHC2010, Fermilab, TIPP2011, Pisa2012 and Calor2012 as well at seminars at Virginia and Michigan.</text:p>
          </text:list-item>
          <text:list-item>
            <text:p text:style-name="P67"><text:span text:style-name="T64">Coordinator of Hcal upgrade simulation software (2011</text:span><text:span text:style-name="T62">–</text:span><text:span text:style-name="T64">present)</text:span></text:p>
            <text:p text:style-name="P68"><text:span text:style-name="T64">As the lead developer and key contact for the Hcal upgrade simulation, I was tasked with implementation and maintenance of the Hcal simulation that formed the basis for the CMS Hcal Upgrade T</text:span><text:span text:style-name="T65">echnical </text:span><text:span text:style-name="T56">D</text:span><text:span text:style-name="T57">esign </text:span><text:span text:style-name="T56">R</text:span><text:span text:style-name="T57">eport</text:span><text:span text:style-name="T56"> </text:span><text:span text:style-name="T58">CERN-LHCC-2012-015, CMS-TDR-010</text:span><text:span text:style-name="T64">. <text:s text:c="2"/></text:span><text:span text:style-name="T65">Since 2013 this role has expanded to include begin the Hcal representative on the CMS Upgrade Simulation Software Task Force.</text:span></text:p>
          </text:list-item>
          <text:list-item>
            <text:p text:style-name="P72">Convener for the simulation and reconstruction software subgroup of the Hcal performance group (2013<text:span text:style-name="T86">-2014</text:span>)</text:p>
            <text:p text:style-name="P73">As convener of the software group withing the Hcal, I oversee contributions to the reconstruction and simulation software through developer reports in regular meetings.</text:p>
          </text:list-item>
        </text:list>
        <text:p text:style-name="P21">Additional activities</text:p>
        <text:list xml:id="list4822003328336013740" text:style-name="L3">
          <text:list-item>
            <text:p text:style-name="P70">Snowmass (2013)</text:p>
            <text:p text:style-name="P74"><text:span text:style-name="T40">During the 2013 Snowmass planning exercise, I have </text:span><text:span text:style-name="T41">been</text:span><text:span text:style-name="T40"> a convener </text:span><text:span text:style-name="T38">in</text:span><text:span text:style-name="T40"> the young physicist group, </text:span><text:span text:style-name="T41">given a talk to the CPAD/instrumentation frontier and </text:span><text:span text:style-name="T40">contributed to </text:span><text:span text:style-name="T38">white papers</text:span><text:span text:style-name="T40"> from the instrumentation and energy frontiers.</text:span></text:p>
          </text:list-item>
          <text:list-item>
            <text:p text:style-name="P70">Attended Excellence in Detectors and Instrumentation Technologies (EDIT2011).</text:p>
          </text:list-item>
          <text:list-item>
            <text:p text:style-name="P71">Attended CERN-Fermilab Hadron Collider Physics Summer School (2009).</text:p>
          </text:list-item>
          <text:list-item>
            <text:p text:style-name="P70">CMS co-representative at the Fermilab all experimenters meeting (Oct.-Dec. 2011).</text:p>
          </text:list-item>
        </text:list>
        <text:p text:style-name="P12"/>
        <text:p text:style-name="P22"><text:soft-page-break/><text:span text:style-name="Default_20_Paragraph_20_Font"><text:span text:style-name="T47">University of Maryland,</text:span></text:span><text:span text:style-name="Default_20_Paragraph_20_Font"><text:span text:style-name="T36"> 2004–2009</text:span></text:span></text:p>
        <text:p text:style-name="P27">The BaBar Experiment</text:p>
        <text:p text:style-name="P22"><text:span text:style-name="T36">I worked on operation and maintenance of the BaBar Silicon Vertex Tracker. <text:s/>My physics analysis focused on</text:span><text:span text:style-name="Default_20_Paragraph_20_Font"><text:span text:style-name="T36"> time-dependent </text:span></text:span><text:span text:style-name="Default_20_Paragraph_20_Font"><text:span text:style-name="T43">CP</text:span></text:span><text:span text:style-name="Default_20_Paragraph_20_Font"><text:span text:style-name="T36"> violation in </text:span></text:span><text:span text:style-name="Default_20_Paragraph_20_Font"><text:span text:style-name="T36"><draw:g text:anchor-type="as-char" svg:y="-0.1583in" draw:z-index="5" draw:style-name="gr1"><svg:title>TexMaths</svg:title><svg:desc>12§display§B^0 \rightarrow D^{(*)+}D^{(*)-}</svg:desc><draw:polygon draw:style-name="gr2" draw:text-style-name="P76" svg:width="1.313in" svg:height="0.1559in" svg:x="0in" svg:y="0.002in" svg:viewBox="0 0 3336 397" draw:points="1668,397 0,397 0,0 3336,0 3336,397"><text:p/></draw:polygon><draw:path draw:style-name="gr3" draw:text-style-name="P76" svg:width="0.1185in" svg:height="0.1134in" svg:x="0.0071in" svg:y="0.0425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3" draw:text-style-name="P76" svg:width="0.0539in" svg:height="0.0795in" svg:x="0.1409in" svg:y="0.0094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3" draw:text-style-name="P76" svg:width="0.1476in" svg:height="0.0866in" svg:x="0.265in" svg:y="0.0709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3" draw:text-style-name="P76" svg:width="0.1272in" svg:height="0.1134in" svg:x="0.4752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299in" svg:height="0.1161in" svg:x="0.6248in" svg:y="-0.0004in" svg:viewBox="0 0 77 296" svg:d="m71 0c-57 40-71 102-71 148 0 42 12 106 71 148 2 0 6 0 6-3s-1-3-3-5c-39-36-54-86-54-140 0-80 30-119 54-141 2-1 3-2 3-3 0-4-4-4-6-4z"><text:p/></draw:path><draw:path draw:style-name="gr3" draw:text-style-name="P76" svg:width="0.0469in" svg:height="0.0496in" svg:x="0.6736in" svg:y="0.0335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76" svg:width="0.0299in" svg:height="0.1161in" svg:x="0.7402in" svg:y="-0.0004in" svg:viewBox="0 0 77 296" svg:d="m6 0c-2 0-6 0-6 4 0 1 1 2 2 4 26 23 54 64 54 140 0 62-19 109-51 138-5 4-5 4-5 7 0 1 1 3 4 3s32-20 51-56c13-25 22-58 22-92 0-41-12-106-71-148z"><text:p/></draw:path><draw:path draw:style-name="gr3" draw:text-style-name="P76" svg:width="0.0854in" svg:height="0.0854in" svg:x="0.7921in" svg:y="0.0146in" svg:viewBox="0 0 218 218" svg:d="m116 116h92c3 0 10 0 10-7s-7-7-10-7h-92v-91c0-4 0-11-7-11s-7 7-7 11v91h-91c-4 0-11 0-11 7s7 7 11 7h91v92c0 3 0 10 7 10s7-7 7-10z"><text:p/></draw:path><draw:path draw:style-name="gr3" draw:text-style-name="P76" svg:width="0.1272in" svg:height="0.1134in" svg:x="0.9012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299in" svg:height="0.1161in" svg:x="1.0504in" svg:y="-0.0004in" svg:viewBox="0 0 77 296" svg:d="m71 0c-57 40-71 102-71 148 0 42 12 106 71 148 2 0 6 0 6-3s-1-3-3-5c-39-36-54-86-54-140 0-80 30-119 54-141 2-1 3-2 3-3 0-4-4-4-6-4z"><text:p/></draw:path><draw:path draw:style-name="gr3" draw:text-style-name="P76" svg:width="0.0469in" svg:height="0.0496in" svg:x="1.0996in" svg:y="0.0335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76" svg:width="0.0299in" svg:height="0.1161in" svg:x="1.1657in" svg:y="-0.0004in" svg:viewBox="0 0 77 296" svg:d="m6 0c-2 0-6 0-6 4 0 1 1 2 2 4 26 23 54 64 54 140 0 62-19 109-51 138-5 4-5 4-5 7 0 1 1 3 4 3s32-20 51-56c13-25 22-58 22-92 0-41-12-106-71-148z"><text:p/></draw:path><draw:path draw:style-name="gr3" draw:text-style-name="P76" svg:width="0.0783in" svg:height="0.0051in" svg:x="1.222in" svg:y="0.0547in" svg:viewBox="0 0 200 14" svg:d="m188 14c5 0 12 0 12-7s-7-7-12-7h-176c-5 0-12 0-12 7s7 7 12 7z"><text:p/></draw:path></draw:g></text:span></text:span><text:span text:style-name="Default_20_Paragraph_20_Font"><text:span text:style-name="T36"> decays. <text:s/>In the case of <text:s/>decays this </text:span></text:span><text:span text:style-name="Default_20_Paragraph_20_Font"><text:span text:style-name="T36"><draw:g text:anchor-type="as-char" svg:y="-0.1484in" draw:z-index="6" draw:style-name="gr1"><svg:title>TexMaths</svg:title><svg:desc>12§display§B^0 \rightarrow D^{*+}D^{*-}</svg:desc><draw:polygon draw:style-name="gr2" draw:text-style-name="P76" svg:width="1.1055in" svg:height="0.1441in" svg:x="0in" svg:y="0.0051in" svg:viewBox="0 0 2809 367" draw:points="1405,367 0,367 0,0 2809,0 2809,367"><text:p/></draw:polygon><draw:path draw:style-name="gr3" draw:text-style-name="P76" svg:width="0.1189in" svg:height="0.1138in" svg:x="0.0071in" svg:y="0.0335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76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76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1272in" svg:height="0.1138in" svg:x="0.4756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622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76" svg:width="0.1272in" svg:height="0.1138in" svg:x="0.7972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9437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6">analysis involved simultaneously determining the angular amplitudes of the decay to properly understand the dilution cause</text:span></text:span><text:span text:style-name="Default_20_Paragraph_20_Font"><text:span text:style-name="T38">d by different amplitudes</text:span></text:span><text:span text:style-name="Default_20_Paragraph_20_Font"><text:span text:style-name="T36"> in the measured </text:span></text:span><text:span text:style-name="Default_20_Paragraph_20_Font"><text:span text:style-name="T43">CP</text:span></text:span><text:span text:style-name="Default_20_Paragraph_20_Font"><text:span text:style-name="T36"> asymmetry and properly compare with measurements from </text:span></text:span><text:span text:style-name="Default_20_Paragraph_20_Font"><text:span text:style-name="T36"><draw:g text:anchor-type="as-char" svg:y="-0.1465in" draw:z-index="7" draw:style-name="gr1"><svg:title>TexMaths</svg:title><svg:desc>12§display§B^0 \rightarrow J/\psi K^0</svg:desc><draw:polygon draw:style-name="gr2" draw:text-style-name="P76" svg:width="0.9858in" svg:height="0.1858in" svg:x="0in" svg:y="0.0059in" svg:viewBox="0 0 2505 473" draw:points="1252,473 0,473 0,0 2505,0 2505,473"><text:p/></draw:polygon><draw:path draw:style-name="gr3" draw:text-style-name="P76" svg:width="0.1185in" svg:height="0.1138in" svg:x="0.0071in" svg:y="0.0327in" svg:viewBox="0 0 302 290" svg:d="m50 256c-4 17-6 21-38 21-7 0-12 0-12 8 0 5 4 5 12 5h150c67 0 118-50 118-91 0-32-26-56-66-61 44-8 88-39 88-79 0-31-27-59-79-59h-141c-9 0-12 0-12 8 0 5 3 5 10 5 2 0 10 0 17 1 7 0 11 2 11 6 0 3 0 4-1 9zm64-121 26-106c4-15 5-16 23-16h54c37 0 47 26 47 44 0 37-37 78-89 78zm-19 142c-6 0-7 0-10 0-3-1-5-1-5-5 0-1 0-2 2-10l30-118h79c41 0 49 32 49 50 0 42-37 83-88 83z"><text:p/></draw:path><draw:path draw:style-name="gr3" draw:text-style-name="P76" svg:width="0.0539in" svg:height="0.0795in" svg:x="0.1409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draw:path draw:style-name="gr3" draw:text-style-name="P76" svg:width="0.1476in" svg:height="0.0866in" svg:x="0.265in" svg:y="0.0618in" svg:viewBox="0 0 376 221" svg:d="m330 119c-24 18-35 35-38 41-20 29-23 57-23 57 0 4 6 4 8 4 7 0 9-1 10-8 9-41 35-77 83-96 5-3 6-3 6-6s-3-4-4-5c-18-7-70-28-85-100-1-5-3-6-10-6-2 0-8 0-8 5 0 1 5 27 21 56 9 12 22 28 40 41h-314c-9 0-16 0-16 9s7 8 16 8z"><text:p/></draw:path><draw:path draw:style-name="gr3" draw:text-style-name="P76" svg:width="0.0933in" svg:height="0.1177in" svg:x="0.4807in" svg:y="0.0327in" svg:viewBox="0 0 238 300" svg:d="m199 31c4-14 4-18 28-18 6 0 11 0 11-8 0-4-3-5-6-5-10 0-36 1-47 1-13 0-48-1-63-1-3 0-8 0-8 8 0 5 4 5 14 5s15 0 24 1c11 2 14 3 14 9 0 2 0 5-2 8l-49 195c-9 41-38 64-60 64-12 0-33-5-41-26 2 0 5 0 5 0 17 0 28-15 28-27 0-13-11-18-18-18-9 0-29 5-29 34 0 26 23 47 56 47 39 0 83-29 94-70z"><text:p/></draw:path><draw:path draw:style-name="gr3" draw:text-style-name="P76" svg:width="0.0642in" svg:height="0.1669in" svg:x="0.5776in" svg:y="0.022in" svg:viewBox="0 0 164 425" svg:d="m162 16c2-5 2-8 2-8 0-4-3-8-8-8-2 0-6 1-7 4l-147 404c-2 6-2 7-2 8 0 5 4 9 8 9 6 0 8-4 10-11z"><text:p/></draw:path><draw:path draw:style-name="gr3" draw:text-style-name="P76" svg:width="0.1008in" svg:height="0.15in" svg:x="0.6563in" svg:y="0.0311in" svg:viewBox="0 0 257 382" svg:d="m192 11c0-1 1-4 1-6 0-5-3-5-5-5-4 0-4 1-7 8l-69 281c-33-4-48-19-48-47 0-9 0-19 22-80 2-4 4-12 4-20 0-19-13-35-34-35-40 0-56 61-56 65 0 5 5 5 5 5 5 0 5-1 7-9 11-39 29-51 43-51 3 0 10 0 10 13 0 11-4 22-10 36-20 54-20 65-20 72 0 40 33 58 74 60-3 16-3 16-9 39-2 5-10 40-10 41 0 0 0 4 5 4 1 0 2 0 3-2s4-12 5-18l17-62c16 0 53 0 92-46 18-19 27-39 32-51 3-10 13-48 13-66 0-24-12-30-19-30-11 0-21 11-21 21 0 4 3 8 6 10 5 5 16 16 16 37 0 27-23 62-37 78-38 37-65 37-80 37z"><text:p/></draw:path><draw:path draw:style-name="gr3" draw:text-style-name="P76" svg:width="0.1413in" svg:height="0.1138in" svg:x="0.7728in" svg:y="0.0327in" svg:viewBox="0 0 360 290" svg:d="m199 118c0-1-2-4-2-6 0 0 8-6 13-10l73-56c41-30 57-32 70-33 4 0 7-1 7-8 0-3-1-5-5-5-8 0-19 1-30 1-14 0-31-1-47-1-2 0-8 0-8 8 0 4 2 5 6 5 8 1 13 3 13 9 0 8-13 18-15 20l-166 126 35-136c3-15 3-19 35-19 10 0 14 0 14-8 0-4-4-5-6-5-12 0-42 1-54 1s-42-1-54-1c-4 0-8 0-8 8 0 5 3 5 12 5 4 0 13 0 18 1 7 0 9 2 9 6 0 3-1 4-2 9l-57 227c-4 17-4 21-38 21-7 0-12 0-12 8 0 5 5 5 6 5 12 0 42-1 54-1 10 0 18 0 28 0 8 0 18 1 27 1 3 0 9 0 9-8 0-5-5-5-12-5-16 0-28 0-28-7 0-4 2-14 4-20 6-21 12-44 16-66l64-49 49 114c5 11 5 12 5 15 0 13-18 13-22 13s-9 0-9 8c0 5 5 5 6 5 17 0 35-1 51-1 9 0 33 1 41 1 3 0 9 0 9-8 0-5-5-5-9-5-18 0-23-5-30-19z"><text:p/></draw:path><draw:path draw:style-name="gr3" draw:text-style-name="P76" svg:width="0.0539in" svg:height="0.0795in" svg:x="0.9256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/draw:g></text:span></text:span><text:span text:style-name="Default_20_Paragraph_20_Font"><text:span text:style-name="T36"> decays.</text:span></text:span></text:p>
        <text:p text:style-name="P27"/>
        <text:p text:style-name="P22"><text:span text:style-name="Default_20_Paragraph_20_Font"><text:span text:style-name="T47">National Institute of Standards and Technology (NIST),</text:span></text:span><text:span text:style-name="Default_20_Paragraph_20_Font"><text:span text:style-name="T36"> 2002</text:span></text:span></text:p>
        <text:p text:style-name="P27">Summer Undergraduate Research Fellowship</text:p>
        <text:p text:style-name="P27">Study of coherence and entanglement in theoretical qubit operations.</text:p>
        <text:p text:style-name="P27">Advisor: Dr. Carl Williams</text:p>
        <text:p text:style-name="P27"/>
        <text:p text:style-name="P22"><text:span text:style-name="Default_20_Paragraph_20_Font"><text:span text:style-name="T47">Cornell University,</text:span></text:span><text:span text:style-name="Default_20_Paragraph_20_Font"><text:span text:style-name="T36"> 2001</text:span></text:span></text:p>
        <text:p text:style-name="P27">Summer Research Experience for Undergraduates</text:p>
        <text:p text:style-name="P27">Level 3 <text:span text:style-name="T67">trigger </text:span>tracking algorithm for the CLEO III detector.</text:p>
        <text:p text:style-name="P27">Advisor: Dr. David L. Kreinick</text:p>
        <text:p text:style-name="P22"><text:span text:style-name="Default_20_Paragraph_20_Font"><text:span text:style-name="T47"/></text:span></text:p>
        <text:p text:style-name="P22"><text:span text:style-name="Default_20_Paragraph_20_Font"><text:span text:style-name="T47">Brigham Young University,</text:span></text:span><text:span text:style-name="Default_20_Paragraph_20_Font"><text:span text:style-name="T36"> 2001</text:span></text:span></text:p>
        <text:p text:style-name="P27">Undergraduate Research Assistant</text:p>
        <text:p text:style-name="P55">Theoretical and computational solutions to Schrödinger’s equation in delta function potentials.</text:p>
        <text:p text:style-name="P15">Advisor: Prof. Jean-Francois Van Huele</text:p>
        <text:p text:style-name="P15"/>
        <text:p text:style-name="P15"/>
        <text:p text:style-name="P6">Recognition and Awards</text:p>
        <text:p text:style-name="P18"/>
        <text:p text:style-name="P58">2013 <text:span text:style-name="T29">– </text:span>CMS LPC Fellow</text:p>
        <text:p text:style-name="P58">December 2011 – CMS Students and Postdocs Achievements Award for the upgrade project, “For outstanding contribution to HCAL upgrade simulations”.</text:p>
        <text:p text:style-name="P19">2003/2004 – University of Maryland Ralph Myers Teaching Award recipient</text:p>
        <text:p text:style-name="P51"/>
        <text:p text:style-name="P51"/>
        <text:p text:style-name="P52">Teaching Experience</text:p>
        <text:p text:style-name="P7"/>
        <text:p text:style-name="P8"><text:span text:style-name="T74">Fermilab, </text:span><text:span text:style-name="T12">2013</text:span></text:p>
        <text:p text:style-name="P9"><text:span text:style-name="T12">Advisor for summer undergraduate student Diana Mendez </text:span><text:span text:style-name="T13">from the Universidad Nacional Aut</text:span><text:span text:style-name="T61">ó</text:span><text:span text:style-name="T13">nomo de M</text:span><text:span text:style-name="T61">é</text:span><text:span text:style-name="T13">xico. <text:s/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span></text:p>
        <text:p text:style-name="P61"><text:span text:style-name="Default_20_Paragraph_20_Font"><text:span text:style-name="T13">I h</text:span></text:span><text:span text:style-name="Default_20_Paragraph_20_Font"><text:span text:style-name="T17">ave </text:span></text:span><text:span text:style-name="Default_20_Paragraph_20_Font"><text:span text:style-name="T13">expertise </text:span></text:span><text:span text:style-name="Default_20_Paragraph_20_Font"><text:span text:style-name="T14">i</text:span></text:span><text:span text:style-name="Default_20_Paragraph_20_Font"><text:span text:style-name="T13">n data modeling and statistical </text:span></text:span><text:span text:style-name="Default_20_Paragraph_20_Font"><text:span text:style-name="T15">analysis techniques using the RooFit and RooStats</text:span></text:span><text:span text:style-name="Default_20_Paragraph_20_Font"><text:span text:style-name="T13"> toolkit</text:span></text:span><text:span text:style-name="Default_20_Paragraph_20_Font"><text:span text:style-name="T15">s </text:span></text:span><text:span text:style-name="Default_20_Paragraph_20_Font"><text:span text:style-name="T18">within ROOT</text:span></text:span><text:span text:style-name="Default_20_Paragraph_20_Font"><text:span text:style-name="T15">.</text:span></text:span><text:span text:style-name="Default_20_Paragraph_20_Font"><text:span text:style-name="T13"> <text:s/></text:span></text:span><text:span text:style-name="Default_20_Paragraph_20_Font"><text:span text:style-name="T17">I also have extensive experience in </text:span></text:span><text:span text:style-name="Default_20_Paragraph_20_Font"><text:span text:style-name="T13">multivariate analysis techniques. <text:s/></text:span></text:span><text:span text:style-name="Default_20_Paragraph_20_Font"><text:span text:style-name="T16">I have been an instructor of these topics at the Fermilab LPC </text:span></text:span><text:span text:style-name="Default_20_Paragraph_20_Font"><text:span text:style-name="T17">teaching other postdocs and graduate students </text:span></text:span><text:span text:style-name="Default_20_Paragraph_20_Font"><text:span text:style-name="T18">to effectively use them in their analyses</text:span></text:span><text:span text:style-name="Default_20_Paragraph_20_Font"><text:span text:style-name="T16">.</text:span></text:span></text:p>
        <text:p text:style-name="P7"/>
        <text:p text:style-name="P7"/>
        <text:p text:style-name="P62">Illinois Mathematics and Science Academy/Fermilab,<text:span text:style-name="T10"> 2012-2013 and 2010-2011</text:span></text:p>
        <text:p text:style-name="P16">Mentor of Robert Schurz from Illinois Mathematics and Science Academy (IMSA) during 2012-2013 academic year. <text:s/>Together we undertook to study the SiPM devices installed in the CMS HO during 2009 and the new sensors for the HO upgrade during 2013. <text:s/>Using this information to understand potential operational issues with the new devices.</text:p>
        <text:p text:style-name="P13">Mentor for Tuopu (Jacob) Ma from IMSA during 2010-2012 school year. <text:s/>Studying the effects of pixel density and pixel recovery time of SiPM devices on calorimeter response with the goal of specifying parameters for a device to meet the CMS hadronic calorimeter needs. <text:s/>We worked to improve the simulation models and get results needed to inform decisions on specifications for different vendors and configurations. <text:s/>Jacob is now attending Case Western University.</text:p>
        <text:p text:style-name="P7"/>
        <text:p text:style-name="P22"><text:span text:style-name="Default_20_Paragraph_20_Font"><text:span text:style-name="T47">University of Maryland,</text:span></text:span><text:span text:style-name="Default_20_Paragraph_20_Font"><text:span text:style-name="T36"> 2003–2005</text:span></text:span></text:p>
        <text:p text:style-name="P55">Teaching assistant for undergraduate physics courses for engineers and for education majors.</text:p>
        <text:p text:style-name="P27">Tutorial lab instructor at the Slawsky Clinic for introductory physics courses.</text:p>
        <text:p text:style-name="P59"/>
        <text:p text:style-name="P56"><text:span text:style-name="Default_20_Paragraph_20_Font"><text:span text:style-name="T47">Brigham Young University, </text:span></text:span><text:span text:style-name="Default_20_Paragraph_20_Font"><text:span text:style-name="T36">2001–2002</text:span></text:span></text:p>
        <text:p text:style-name="P27">Lab instructor for pre-medicine physics lab.</text:p>
        <text:p text:style-name="P54">Lab assistant for undergraduate course in advanced experimental techniques and for electronics.</text:p>
        <text:p text:style-name="P27">Tutorial lab instructor for introductory physics courses.</text:p>
        <text:p text:style-name="P50"/>
        <text:p text:style-name="P50"/>
        <text:p text:style-name="P4">Outreach</text:p>
        <text:p text:style-name="P27"/>
        <text:p text:style-name="P43">Often featured scientist during Fermilab virtual visits organized by QuarkNet 2013—present.</text:p>
        <text:p text:style-name="P38">Participant in SPS adopt-a-physicist program for high school science classes, March 2013.</text:p>
        <text:p text:style-name="P30">QuarkNet HEP masterclass contributor, 2010—present.</text:p>
        <text:p text:style-name="P30">Saturday Morning Physics tour guide, 2009—present.</text:p>
        <text:p text:style-name="P60">Presentations on Higgs hunting at the LHC to high school physics classes and clubs, March 2012.</text:p>
        <text:p text:style-name="P55">Talk on new physics and implications of the CDF 150 GeV bump, Mills Godwin High School Physics Club, Henrico, VA, April 2011.</text:p>
        <text:p text:style-name="P27">Contributor to the USLHC blogs May 2010—July 2010.</text:p>
        <text:p text:style-name="P27">Lecture on LHC physics for a high school student seminar, July 2010.</text:p>
        <text:p text:style-name="P27">Lecture on high energy physics and the LHC at Latin School Chicago, Feb. 2010.</text:p>
        <text:p text:style-name="P27">SLAC tour guide, 2007–2008.</text:p>
        <text:p text:style-name="P27">BYU SPS outreach coordinator, 2002.</text:p>
        <text:p text:style-name="P55">BYU Society of Physics Students demonstration outreach program to primary and secondary schools, 2000–2003. </text:p>
        <text:p text:style-name="P27"/>
        <text:p text:style-name="P5">Conference and Seminar Contributions</text:p>
        <text:p text:style-name="P27"/>
        <text:p text:style-name="P39">Plenary talk “LHC Higgs boson results <text:span text:style-name="T77">in decays </text:span>involving bosons”, Phenomenology 2013 Symposium, 6-8 May 2013, Pittsburgh, PA, USA.</text:p>
        <text:p text:style-name="P39"/>
        <text:p text:style-name="P40"><text:span text:style-name="T72">Invited talk on “Involving young physicists in instrumentation”, CPAD/Snowmass </text:span><text:span text:style-name="T73">instrumentation</text:span><text:span text:style-name="T72"> meeting, University of Colorado, 16-19 April 1013, Boulder, CO, USA.</text:span></text:p>
        <text:p text:style-name="P42"/>
        <text:p text:style-name="P36">Seminar on “Recent Higgs boson results from CMS”, University of Chicago, 14 March 2013, Chicago, IL, USA.</text:p>
        <text:p text:style-name="P36"/>
        <text:p text:style-name="P47"><text:soft-page-break/><text:span text:style-name="T33">Seminar on “</text:span><text:span text:style-name="T34">Sequential </text:span><text:span text:style-name="T33">Upsilon melting at CMS and SiPMs in the CMS Hcal”, University of Michigan, 11 March 2013, Ann Arbor, MI, USA.</text:span></text:p>
        <text:p text:style-name="P36"/>
        <text:p text:style-name="P46"><text:span text:style-name="T32">Colloquium titled “</text:span><text:span text:style-name="T29">Symmetries and the Higgs Boson</text:span><text:span text:style-name="T32">”, Brigham Young University, 6 Feb. 2013, Provo, UT, USA.</text:span></text:p>
        <text:p text:style-name="P35"/>
        <text:p text:style-name="P27">Seminar on “What a W boson and some jets can teach at CMS”, <text:span text:style-name="T71">University</text:span> of Wisconsin, 4 Dec. 2012, Madison, WI, USA.</text:p>
        <text:p text:style-name="P27"/>
        <text:p text:style-name="P27">Seminar on “What a W boson and some jets can teach at CMS”, Notre Dame <text:span text:style-name="T71">University</text:span>, 27 Nov. 2012, South Bend, IN, USA.</text:p>
        <text:p text:style-name="P27"/>
        <text:p text:style-name="P27">Invited talk on “Semi-leptonic WV cross section measurements at CMS”, Working group on Electroweak precision measurements at the LHC, 10 Oct. 2012, CERN, Switzerland.</text:p>
        <text:p text:style-name="P27"/>
        <text:p text:style-name="P27">Seminar on “The search for the standard model Higgs boson at CMS”, Iowa State University, 5 Sept 2012, Ames, IA, USA.</text:p>
        <text:p text:style-name="P27"/>
        <text:p text:style-name="P27"><text:span text:style-name="T68">Plenary t</text:span>alk on “Higgs Searches at the LHC”, 45th Annual Fermilab Users' Meeting, 12-13 Jun 2012, Fermilab, Batavia, IL, USA.</text:p>
        <text:p text:style-name="P27"/>
        <text:p text:style-name="P27">Talk on “Upgrade of the CMS hadron calorimeter for an upgraded LHC”, CALOR 2012: 15th International Conference on Calorimetry in High Energy Physics, 4-8 Jun 2012, Santa Fe, NM USA.</text:p>
        <text:p text:style-name="P27"/>
        <text:p text:style-name="P27">Posters on “New photosensors for the CMS hadronic calorimeter upgrade” and “Upgrade of the CMS Hadron Outer Calorimeter with SiPM sensors”, 12th Pisa Meeting on Advanced Detectors, 20-26 May 2012, Biodola, Italy.</text:p>
        <text:p text:style-name="P27"/>
        <text:p text:style-name="P27">Talk on “Study of the di-jet mass spectrum in events with a W boson”, Phenomenology 2012 Symposium, 7-9 May 2012, Pittsburgh, PA, USA.</text:p>
        <text:p text:style-name="P27"/>
        <text:p text:style-name="P27">Talk on “Search for the Standard Model Higgs boson in its decays to all leptonic WW in CMS”, Second MCTP Spring Symposium on Higgs Boson Physics, April 16-20, 2012, Ann Arbor, MI, USA.</text:p>
        <text:p text:style-name="P27"/>
        <text:p text:style-name="P27">Seminar on “Excited Upsilon melting in the quark gluon plasma”, University of Maryland, Nov. 16, 2011, College Park, MD, USA.</text:p>
        <text:p text:style-name="P27"/>
        <text:p text:style-name="P27">Seminar on “Excited Upsilon melting in the quark gluon plasma”, presented to the Fermilab postdoctoral “Food for Thought” series, Fermilab, Sept. 13, 2011, Batavia, IL, USA.</text:p>
        <text:p text:style-name="P27"/>
        <text:p text:style-name="P27">Talk on “Upgrade of the CMS Hadron Outer Calorimeter with SIPMs”, Technology and Instrumentation in Particle Physics (TIPP2011), June 9-14, 2011, Chicago, IL, USA.</text:p>
        <text:p text:style-name="P27"/>
        <text:p text:style-name="P27">Seminar on “Measurement of <text:span text:style-name="T87"><draw:g text:anchor-type="as-char" svg:y="-0.1252in" draw:z-index="18" draw:style-name="gr4"><svg:title>TexMaths</svg:title><svg:desc>12§inline§\Upsilon(nS)</svg:desc><draw:polygon draw:style-name="gr11" draw:text-style-name="P76" svg:width="0.4705in" svg:height="0.1665in" svg:x="0in" svg:y="0.0028in" svg:viewBox="0 0 1196 424" draw:points="599,424 0,424 0,0 1196,0 1196,424"><text:p/></draw:polygon><draw:path draw:style-name="gr12" draw:text-style-name="P76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13" draw:text-style-name="P76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14" draw:text-style-name="P76" svg:width="0.0898in" svg:height="0.0752in" svg:x="0.1992in" svg:y="0.0516in" svg:viewBox="0 0 229 192" svg:d="m25 162c-1 6-3 17-3 18 0 8 6 12 12 12 4 0 12-4 15-12 0-1 6-20 9-31l8-39c4-9 6-18 7-28 3-8 6-20 6-21 6-13 29-51 69-51 19 0 24 15 24 28 0 27-22 81-28 100-5 10-5 14-5 19 0 19 15 35 35 35 40 0 55-62 55-66s-3-4-5-4c-4 0-4 2-6 8-8 28-22 52-43 52-7 0-11-3-11-14 0-10 4-20 9-30 7-22 25-68 25-92 0-29-18-46-48-46-38 0-60 28-67 37-1-24-19-37-39-37s-27 17-31 24c-7 14-13 40-13 41 0 5 5 5 5 5 5 0 5 0 7-10 7-30 16-50 31-50 9 0 13 4 13 19 0 8-1 13-7 36z"><text:p/></draw:path><draw:path draw:style-name="gr15" draw:text-style-name="P76" svg:width="0.0984in" svg:height="0.1205in" svg:x="0.3031in" svg:y="0.0075in" svg:viewBox="0 0 251 307" svg:d="m251 5c0-3-1-5-5-5-1 0-2 0-7 6l-21 24c-10-19-32-30-60-30-54 0-105 49-105 100 0 34 23 54 44 60l46 12c15 3 38 10 38 45 0 37-35 78-75 78-28 0-75-9-75-62 0-10 3-21 3-23 1-1 1-2 1-2 0-5-4-5-5-5-2 0-4 0-5 1s-25 98-25 100c0 2 2 3 5 3s2 0 7-6l22-24c18 25 46 30 70 30 58 0 108-55 108-108 0-30-14-44-21-49-10-11-16-12-53-22-10-2-25-7-29-7-12-5-26-17-26-39 0-34 35-70 74-70 36 0 61 18 61 66 0 13-1 20-1 23 0 1 0 5 5 5 4 0 5-2 6-9z"><text:p/></draw:path><draw:path draw:style-name="gr16" draw:text-style-name="P76" svg:width="0.0382in" svg:height="0.1665in" svg:x="0.4157in" svg:y="0.0004in" svg:viewBox="0 0 98 424" svg:d="m98 211c0-32-4-84-27-132-27-51-63-79-66-79s-5 1-5 5c0 1 0 1 8 9 41 42 65 110 65 197 0 73-15 148-67 201-6 4-6 6-6 7 0 2 1 5 5 5s42-29 67-83c22-47 26-94 26-130z"><text:p/></draw:path></draw:g></text:span> production at 7 TeV with the CMS experiment and Using G-APDs in HEP calorimeters”, University of Virginia, April 13, 2011, Charlottesville, VA, USA.</text:p>
        <text:p text:style-name="P27"/>
        <text:p text:style-name="P27"><text:soft-page-break/>Talk on “Measurement of <draw:g text:anchor-type="as-char" svg:y="-0.1252in" draw:z-index="17" draw:style-name="gr4"><svg:title>TexMaths</svg:title><svg:desc>12§inline§\Upsilon(nS)</svg:desc><draw:polygon draw:style-name="gr5" draw:text-style-name="P76" svg:width="0.4705in" svg:height="0.1665in" svg:x="0in" svg:y="0.0028in" svg:viewBox="0 0 1196 424" draw:points="599,424 0,424 0,0 1196,0 1196,424"><text:p/></draw:polygon><draw:path draw:style-name="gr6" draw:text-style-name="P76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7" draw:text-style-name="P76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8" draw:text-style-name="P76" svg:width="0.0898in" svg:height="0.0752in" svg:x="0.1992in" svg:y="0.0516in" svg:viewBox="0 0 229 192" svg:d="m25 162c-1 6-3 17-3 18 0 8 6 12 12 12 4 0 12-4 15-12 0-1 6-20 9-31l8-39c4-9 6-18 7-28 3-8 6-20 6-21 6-13 29-51 69-51 19 0 24 15 24 28 0 27-22 81-28 100-5 10-5 14-5 19 0 19 15 35 35 35 40 0 55-62 55-66s-3-4-5-4c-4 0-4 2-6 8-8 28-22 52-43 52-7 0-11-3-11-14 0-10 4-20 9-30 7-22 25-68 25-92 0-29-18-46-48-46-38 0-60 28-67 37-1-24-19-37-39-37s-27 17-31 24c-7 14-13 40-13 41 0 5 5 5 5 5 5 0 5 0 7-10 7-30 16-50 31-50 9 0 13 4 13 19 0 8-1 13-7 36z"><text:p/></draw:path><draw:path draw:style-name="gr9" draw:text-style-name="P76" svg:width="0.0984in" svg:height="0.1205in" svg:x="0.3031in" svg:y="0.0075in" svg:viewBox="0 0 251 307" svg:d="m251 5c0-3-1-5-5-5-1 0-2 0-7 6l-21 24c-10-19-32-30-60-30-54 0-105 49-105 100 0 34 23 54 44 60l46 12c15 3 38 10 38 45 0 37-35 78-75 78-28 0-75-9-75-62 0-10 3-21 3-23 1-1 1-2 1-2 0-5-4-5-5-5-2 0-4 0-5 1s-25 98-25 100c0 2 2 3 5 3s2 0 7-6l22-24c18 25 46 30 70 30 58 0 108-55 108-108 0-30-14-44-21-49-10-11-16-12-53-22-10-2-25-7-29-7-12-5-26-17-26-39 0-34 35-70 74-70 36 0 61 18 61 66 0 13-1 20-1 23 0 1 0 5 5 5 4 0 5-2 6-9z"><text:p/></draw:path><draw:path draw:style-name="gr10" draw:text-style-name="P76" svg:width="0.0382in" svg:height="0.1665in" svg:x="0.4157in" svg:y="0.0004in" svg:viewBox="0 0 98 424" svg:d="m98 211c0-32-4-84-27-132-27-51-63-79-66-79s-5 1-5 5c0 1 0 1 8 9 41 42 65 110 65 197 0 73-15 148-67 201-6 4-6 6-6 7 0 2 1 5 5 5s42-29 67-83c22-47 26-94 26-130z"><text:p/></draw:path></draw:g> production at 7 TeV with the CMS experiment”, presented at Deep Inelastic Scattering 2011, April 11-15, 2011, Newport News, VA, USA.</text:p>
        <text:p text:style-name="P27"/>
        <text:p text:style-name="P27">Poster “Using SiPM sensors in the CMS hadron-outer calorimeter and its effect on muon identification”, presented at Workshop on Detector R&amp;D, October 7-9, 2010, Fermilab, Batavia, IL, USA.</text:p>
        <text:p text:style-name="P27"/>
        <text:p text:style-name="P27">Poster “Using SiPM sensors in the CMS hadron-outer calorimeter and its effect on muon identification”, presented at Physics at the LHC 2010, DESY, Hamburg, Germany.</text:p>
        <text:p text:style-name="P27"/>
        <text:p text:style-name="P27">Talk on “CKM Angle Measurements from BaBar”, presented at the Lake Louise Winter Institute 2008, Alberta, Canada.</text:p>
        <text:p text:style-name="P27"/>
        <text:p text:style-name="P27"/>
        <text:p text:style-name="P4">Selected Papers</text:p>
        <text:p text:style-name="P27"/>
        <text:p text:style-name="P44">J. Anderson, “Excited quark production at a 100 TeV VLHC”, Contributed to the 2013 Snowmass Community Summer Study, (2013) [arXiv:1309.0845 [hep-ex]].</text:p>
        <text:p text:style-name="P44"/>
        <text:p text:style-name="P33"><text:span text:style-name="T76">J. Anderson, </text:span><text:span text:style-name="T84">J. Asaadi, B. Carls, </text:span><text:span text:style-name="T76"><text:s/></text:span><text:span text:style-name="T84">R. Cotta, R. Guenette, B. Kiburg, A. Kobach, H. Lippincott, </text:span><text:span text:style-name="T7">et al., </text:span><text:span text:style-name="T23">“Snowmass 2013 Young Physicists Science and Career Study”, Contributed to the 2013 Snowmass Study, (2013) [arXiv:1307:8080 [physics.soc-ph]].</text:span></text:p>
        <text:p text:style-name="P48"/>
        <text:p text:style-name="P34"><text:span text:style-name="T83">J. Anderson, A. Avetisyan, R. Brock, S. Chekanov, T. Cohen, N. Dhingra, J. Dolen, J. Hirschauer, </text:span><text:span text:style-name="T9">et al.</text:span><text:span text:style-name="T83">, “Snowmass Energy Frontier Simulations,” </text:span><text:span text:style-name="T23">Contributed to the 2013 Snowmass Study, (2013)</text:span><text:span text:style-name="T83"> [arXiv:1309.1057 [hep-ex]].</text:span></text:p>
        <text:p text:style-name="P49"/>
        <text:p text:style-name="P32">S. Chatrchyan <text:span text:style-name="Emphasis">et al.</text:span> (CMS Collaboration), “<text:span text:style-name="T59">Search for a standard-model-like Higgs boson with a mass </text:span><text:span text:style-name="T75">in the range 145 to</text:span><text:span text:style-name="T59"> 1</text:span><text:span text:style-name="T75">000</text:span><text:span text:style-name="T59"> </text:span><text:span text:style-name="T75">G</text:span><text:span text:style-name="T59">eV at the LHC”, </text:span><text:span text:style-name="T5">Eur. Phys. J. </text:span><text:span text:style-name="T24">C</text:span><text:span text:style-name="T26">73,</text:span><text:span text:style-name="T27"> 2469 (2013)</text:span><text:span text:style-name="T59"> [arXiv:1304.0213 [hep-ex]].</text:span></text:p>
        <text:p text:style-name="P37"/>
        <text:p text:style-name="P29">S. Chatrchyan <text:span text:style-name="Emphasis">et al.</text:span> (CMS Collaboration), “<text:span text:style-name="T29">Measurement of the sum of WW and WZ production with </text:span>W+dijet <text:span text:style-name="T29">events in pp collisions at </text:span><text:span text:style-name="T29"><draw:g text:anchor-type="as-char" svg:y="-0.1283in" draw:z-index="8" draw:style-name="gr1"><svg:title>TexMaths</svg:title><svg:desc>12§inline§\sqrt{s}=7</svg:desc><draw:polygon draw:style-name="gr2" draw:text-style-name="P76" svg:width="0.5217in" svg:height="0.1665in" svg:x="0in" svg:y="0.0028in" svg:viewBox="0 0 1326 424" draw:points="663,424 0,424 0,0 1326,0 1326,424"><text:p/></draw:polygon><draw:path draw:style-name="gr3" draw:text-style-name="P76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76" svg:width="0.0776in" svg:height="0.0063in" svg:x="0.139in" svg:y="0in" svg:viewBox="0 0 198 17" draw:points="100,17 0,17 0,0 198,0 198,17"><text:p/></draw:polygon><draw:path draw:style-name="gr3" draw:text-style-name="P76" svg:width="0.061in" svg:height="0.0752in" svg:x="0.1472in" svg:y="0.0528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76" svg:width="0.1106in" svg:height="0.039in" svg:x="0.2724in" svg:y="0.0661in" svg:viewBox="0 0 282 100" svg:d="m267 17c6 0 15 0 15-9s-9-8-15-8h-253c-6 0-14 0-14 8s8 9 14 9zm0 83c6 0 15 0 15-10 0-8-9-8-15-8h-253c-6 0-14 0-14 8 0 10 8 10 14 10z"><text:p/></draw:path><draw:path draw:style-name="gr3" draw:text-style-name="P76" svg:width="0.0709in" svg:height="0.1157in" svg:x="0.448in" svg:y="0.0142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29"> </text:span><text:span text:style-name="T30">TeV</text:span>”, <text:span text:style-name="T4">Eur. Phys. J. </text:span><text:span text:style-name="T21">C</text:span><text:span text:style-name="T25">73</text:span><text:span text:style-name="T21">, 2283 (2013)</text:span><text:span text:style-name="T4"> </text:span><text:span text:style-name="T31">[arXiv:1210.7544 [hep-ex]]</text:span>.</text:p>
        <text:p text:style-name="P29"/>
        <text:p text:style-name="P26"><text:span text:style-name="T35">S. Chatrchyan </text:span><text:span text:style-name="Emphasis"><text:span text:style-name="T35">et al.</text:span></text:span><text:span text:style-name="T35"> (CMS Collaboration), “Study of the dijet invariant mass distribution in <text:s/>plus </text:span><text:span text:style-name="T35"><draw:g text:anchor-type="as-char" svg:y="-0.122in" draw:z-index="10" draw:style-name="gr1"><svg:title>TexMaths</svg:title><svg:desc>12§display§W\rightarrow \ell \nu</svg:desc><draw:polygon draw:style-name="gr2" draw:text-style-name="P76" svg:width="0.6016in" svg:height="0.1157in" svg:x="0in" svg:y="0.0047in" svg:viewBox="0 0 1529 295" draw:points="764,295 0,295 0,0 1529,0 1529,295"><text:p/></draw:polygon><draw:path draw:style-name="gr3" draw:text-style-name="P76" svg:width="0.165in" svg:height="0.1177in" svg:x="0.0091in" svg:y="0.0047in" svg:viewBox="0 0 420 300" svg:d="m365 49c10-19 20-33 48-36 3 0 7 0 7-8 0-3-1-5-5-5-10 0-22 1-32 1-15 0-30-1-45-1-2 0-7 0-7 8 0 5 4 5 6 5 10 0 25 4 25 17 0 5-2 7-6 13l-114 201-15-210c-2-10-2-21 28-21 8 0 12 0 12-8 0-5-4-5-6-5-16 0-34 1-51 1-10 0-35-1-45-1-3 0-8 0-8 8 0 5 4 5 10 5 19 0 21 3 22 11l3 33-107 187-15-215c0-6 0-16 31-16 5 0 9 0 9-8 0-5-6-5-6-5-16 0-34 1-52 1-15 0-30-1-45-1-1 0-7 0-7 8 0 5 4 5 11 5 20 0 21 4 23 16l18 260c1 8 1 11 7 11 5 0 6-2 11-9l123-217 16 215c1 9 2 11 7 11 6 0 8-5 9-8z"><text:p/></draw:path><draw:path draw:style-name="gr3" draw:text-style-name="P76" svg:width="0.1472in" svg:height="0.087in" svg:x="0.2362in" svg:y="0.0335in" svg:viewBox="0 0 375 222" svg:d="m330 119c-24 18-35 35-39 41-19 29-22 57-22 57 0 5 6 5 8 5 7 0 8-1 10-9 9-41 34-77 82-96 5-2 6-2 6-6 0-3-2-4-3-5-18-7-70-28-85-100-2-5-3-6-10-6-2 0-8 0-8 5 0 1 4 28 21 56 9 13 22 28 40 41h-314c-9 0-16 0-16 9s7 8 16 8z"><text:p/></draw:path><draw:path draw:style-name="gr3" draw:text-style-name="P76" svg:width="0.0642in" svg:height="0.1197in" svg:x="0.4413in" svg:y="0in" svg:viewBox="0 0 164 305" svg:d="m2 258c-1 1-2 2-2 4s2 6 5 6 3-2 15-14c4-3 12-10 16-14 4 34 16 65 47 65 17 0 32-10 41-16 6-5 26-21 26-25 0-1-3-6-6-6-1 0-1 1-5 5-27 26-43 32-55 32-19 0-26-21-26-55 0-3 1-22 2-24 1-1 1-3 10-11 33-34 94-106 94-171 0-7 0-34-25-34-36 0-67 70-71 80-20 47-33 96-33 147zm60-60c2-4 20-99 44-149 10-22 20-39 33-39 14 0 14 14 14 21 0 71-70 146-91 167z"><text:p/></draw:path><draw:path draw:style-name="gr3" draw:text-style-name="P76" svg:width="0.078in" svg:height="0.0736in" svg:x="0.5177in" svg:y="0.0449in" svg:viewBox="0 0 199 188" svg:d="m72 5c0 0 0-5-5-5-9 0-41 4-51 5-4 0-9 0-9 8 0 5 4 5 10 5 20 0 21 2 21 7 0 3-4 23-8 34l-25 105c-3 6-5 18-5 19 0 5 5 5 7 5h6c29-5 76-22 119-63 56-51 67-109 67-113 0-7-5-12-12-12-4 0-13 1-17 14-26 97-91 144-139 160z"><text:p/></draw:path></draw:g></text:span><text:span text:style-name="T35">jets events produced in pp collisions at </text:span><text:span text:style-name="T35"><draw:g text:anchor-type="as-char" svg:y="-0.1362in" draw:z-index="9" draw:style-name="gr1"><svg:title>TexMaths</svg:title><svg:desc>12§display§\sqrt{s} = 7</svg:desc><draw:polygon draw:style-name="gr2" draw:text-style-name="P76" svg:width="0.5217in" svg:height="0.1665in" svg:x="0in" svg:y="0.0028in" svg:viewBox="0 0 1326 424" draw:points="663,424 0,424 0,0 1326,0 1326,424"><text:p/></draw:polygon><draw:path draw:style-name="gr3" draw:text-style-name="P76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76" svg:width="0.0776in" svg:height="0.0063in" svg:x="0.139in" svg:y="0in" svg:viewBox="0 0 198 17" draw:points="100,17 0,17 0,0 198,0 198,17"><text:p/></draw:polygon><draw:path draw:style-name="gr3" draw:text-style-name="P76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76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3" draw:text-style-name="P76" svg:width="0.0709in" svg:height="0.1157in" svg:x="0.448in" svg:y="0.0217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35"> TeV”, </text:span><text:span text:style-name="T45">Phys. Rev. Lett. </text:span><text:span text:style-name="T50">109</text:span><text:span text:style-name="T49">, 251801 (2012) [</text:span><text:span text:style-name="T51">arXiv</text:span><text:span text:style-name="T35">:1208.3477 [hep-ex]</text:span><text:span text:style-name="T54">]</text:span><text:span text:style-name="T44">.</text:span></text:p>
        <text:p text:style-name="P28"/>
        <text:p text:style-name="P25"><text:span text:style-name="T35">S. Chatrchyan </text:span><text:span text:style-name="Emphasis"><text:span text:style-name="T35">et al.</text:span></text:span><text:span text:style-name="T35"> (CMS Collaboration), “Observation of sequential Υ suppression in PbPb collisions”, </text:span><text:span text:style-name="T44">Phys. Rev. Lett.</text:span><text:span text:style-name="T35"> </text:span><text:span text:style-name="T48">109</text:span><text:span text:style-name="T35">, 222301 (2012) [arXiv:1208.2826 [nucl-ex]]</text:span><text:span text:style-name="T44">.</text:span></text:p>
        <text:p text:style-name="P27"/>
        <text:p text:style-name="P27"><text:span text:style-name="T85">J. </text:span>Mans, <text:span text:style-name="T3">et al.</text:span><text:span text:style-name="T19"> </text:span><text:span text:style-name="T20">(</text:span><text:span text:style-name="T19">CMS </text:span><text:span text:style-name="T22">C</text:span><text:span text:style-name="T19">ollaboration</text:span><text:span text:style-name="T20">)</text:span><text:span text:style-name="T19">, “CMS technical design report for the phase 1 upgrade of the hadron calorimeter”, CERN-LHCC-2012-015. CMS-TDR-010, Sep. (2012).</text:span></text:p>
        <text:p text:style-name="P27"/>
        <text:p text:style-name="P31"><text:span text:style-name="T69">J. Anderson (CMS Hcal Collaboration), “Upgrade of the CMS hadron calorimeter for an upgraded LHC”, </text:span><text:span text:style-name="T6">J. Phys. Conf. Ser.</text:span><text:span text:style-name="T69"> </text:span><text:span text:style-name="T70">404</text:span><text:span text:style-name="T11">,</text:span><text:span text:style-name="T69"> 012019 (2012).</text:span></text:p>
        <text:p text:style-name="P41"/>
        <text:p text:style-name="P27"><text:soft-page-break/>CMS collaboration, “Search for the Standard Model Higgs boson in the <draw:g text:anchor-type="as-char" svg:y="-0.1193in" draw:z-index="11" draw:style-name="gr1"><svg:title>TexMaths</svg:title><svg:desc>12§inline§H\rightarrow WW \rightarrow \ell\nu jj</svg:desc><draw:polygon draw:style-name="gr2" draw:text-style-name="P76" svg:width="1.3504in" svg:height="0.148in" svg:x="0in" svg:y="0.0047in" svg:viewBox="0 0 3431 377" draw:points="1716,377 0,377 0,0 3431,0 3431,377"><text:p/></draw:polygon><draw:path draw:style-name="gr3" draw:text-style-name="P76" svg:width="0.1402in" svg:height="0.1138in" svg:x="0.0067in" svg:y="0.0043in" svg:viewBox="0 0 357 290" svg:d="m306 32c5-15 5-19 36-19 11 0 15 0 15-8 0-5-5-5-6-5-12 0-42 1-54 1s-42-1-56-1c-2 0-7 0-7 8 0 5 4 5 12 5 0 0 9 0 16 1 7 0 12 2 12 6 0 3-1 3-3 9l-25 103h-130l26-100c3-15 4-19 36-19 10 0 14 0 14-8 0-5-5-5-6-5-12 0-42 1-54 1-13 0-43-1-55-1-4 0-7 0-7 8 0 5 3 5 10 5 2 0 10 0 17 1 7 0 11 2 11 6 0 3 0 4-1 9l-57 227c-4 17-6 21-38 21-8 0-12 0-12 8 0 5 5 5 6 5 12 0 42-1 54-1 8 0 18 0 26 0 10 0 20 1 28 1 4 0 8 0 8-9 0-4-3-4-12-4-15 0-27 0-27-8 0-2 1-5 2-7l29-117h129c-18 71-28 111-29 117-5 15-12 15-39 15-7 0-11 0-11 8 0 5 5 5 6 5 12 0 43-1 55-1 8 0 18 0 27 0s18 1 27 1c3 0 9 0 9-9 0-4-5-4-12-4-15 0-27 0-27-8 0-2 0-5 1-7z"><text:p/></draw:path><draw:path draw:style-name="gr3" draw:text-style-name="P76" svg:width="0.1476in" svg:height="0.0866in" svg:x="0.2075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165in" svg:height="0.1173in" svg:x="0.4209in" svg:y="0.0043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76" svg:width="0.165in" svg:height="0.1173in" svg:x="0.6012in" svg:y="0.0043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76" svg:width="0.1476in" svg:height="0.0866in" svg:x="0.828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0642in" svg:height="0.1193in" svg:x="1.0343in" svg:y="0in" svg:viewBox="0 0 164 304" svg:d="m2 257c-1 1-2 3-2 4 0 2 2 6 5 6s3-1 15-13c4-4 12-11 16-15 4 34 16 65 47 65 17 0 32-9 41-15 6-5 26-22 26-26 0-1-2-6-6-6-1 0-1 1-5 5-27 27-43 33-55 33-19 0-26-22-26-56 0-2 1-21 2-24 1-1 1-2 10-11 33-33 94-105 94-170 0-8 0-34-25-34-36 0-67 70-71 79-20 47-33 97-33 147zm60-60c2-3 20-98 44-148 10-23 20-39 33-39 15 0 15 14 15 21 0 71-71 146-92 166z"><text:p/></draw:path><draw:path draw:style-name="gr3" draw:text-style-name="P76" svg:width="0.078in" svg:height="0.0736in" svg:x="1.1102in" svg:y="0.0445in" svg:viewBox="0 0 199 188" svg:d="m72 5c0 0 0-5-5-5-9 0-41 4-51 5-4 0-9 0-9 8 0 5 4 5 10 5 20 0 21 2 21 7 0 3-4 23-8 34l-25 104c-3 7-5 19-5 20 0 5 5 5 7 5h6c29-5 76-22 119-63 56-52 67-109 67-113 0-7-5-12-12-12-3 0-13 1-17 14-26 97-91 143-139 159z"><text:p/></draw:path><draw:path draw:style-name="gr3" draw:text-style-name="P76" svg:width="0.0681in" svg:height="0.1445in" svg:x="1.192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draw:path draw:style-name="gr3" draw:text-style-name="P76" svg:width="0.0681in" svg:height="0.1445in" svg:x="1.270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/draw:g> decay channel in pp collisions at the LHC”, CMS-PAS-HIG-12-046.</text:p>
        <text:p text:style-name="P27"/>
        <text:p text:style-name="Normal"><text:span text:style-name="Default_20_Paragraph_20_Font"><text:span text:style-name="T36">Serguei Chatrchyan </text:span></text:span><text:span text:style-name="Default_20_Paragraph_20_Font"><text:span text:style-name="T42">et al.</text:span></text:span><text:span text:style-name="Default_20_Paragraph_20_Font"><text:span text:style-name="T36"> (CMS Collaboration), “Indications of suppression of excited Υ states in PbPb collisions at </text:span></text:span><text:span text:style-name="Default_20_Paragraph_20_Font"><text:span text:style-name="T36"><draw:g text:anchor-type="as-char" svg:y="-0.1244in" draw:z-index="12" draw:style-name="gr1"><svg:title>TexMaths</svg:title><svg:desc>12§display§\sqrt{s_{NN}} = 2.76</svg:desc><draw:polygon draw:style-name="gr2" draw:text-style-name="P76" svg:width="0.9791in" svg:height="0.1665in" svg:x="0in" svg:y="0.0028in" svg:viewBox="0 0 2488 424" draw:points="1244,424 0,424 0,0 2488,0 2488,424"><text:p/></draw:polygon><draw:path draw:style-name="gr3" draw:text-style-name="P76" svg:width="0.1295in" svg:height="0.1665in" svg:x="0.0122in" svg:y="0in" svg:viewBox="0 0 330 424" svg:d="m133 379-74-164c-3-7-5-7-6-7 0 0-3 0-7 3l-40 30c-6 5-6 6-6 7s1 5 5 5c2 0 9-6 14-9 3-3 9-8 13-11l83 183c4 8 6 8 10 8 6 0 7-3 11-9l192-398c2-6 2-7 2-9 0-3-4-8-8-8s-6 2-10 8z"><text:p/></draw:path><draw:polygon draw:style-name="gr3" draw:text-style-name="P76" svg:width="0.322in" svg:height="0.0063in" svg:x="0.139in" svg:y="0in" svg:viewBox="0 0 819 17" draw:points="409,17 0,17 0,0 819,0 819,17"><text:p/></draw:polygon><draw:path draw:style-name="gr3" draw:text-style-name="P76" svg:width="0.061in" svg:height="0.0752in" svg:x="0.1472in" svg:y="0.048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76" svg:width="0.1035in" svg:height="0.0795in" svg:x="0.2248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s-3-4-7-4c-19-1-19-8-19-13 0-1 0-3 1-7l38-152 87 177c2 5 3 6 6 6 5 0 5-1 7-7z"><text:p/></draw:path><draw:path draw:style-name="gr3" draw:text-style-name="P76" svg:width="0.1035in" svg:height="0.0795in" svg:x="0.3429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s-3-4-7-4c-19-1-19-8-19-13 0-1 0-3 1-7l38-152 87 177c2 5 3 6 6 6 5 0 5-1 7-7z"><text:p/></draw:path><draw:path draw:style-name="gr3" draw:text-style-name="P76" svg:width="0.1106in" svg:height="0.039in" svg:x="0.5173in" svg:y="0.0614in" svg:viewBox="0 0 282 100" svg:d="m268 17c6 0 14 0 14-9s-8-8-14-8h-254c-6 0-14 0-14 8s8 9 14 9zm0 83c6 0 14 0 14-10 0-8-8-8-14-8h-254c-6 0-14 0-14 8 0 10 8 10 14 10z"><text:p/></draw:path><draw:path draw:style-name="gr3" draw:text-style-name="P76" svg:width="0.0661in" svg:height="0.1106in" svg:x="0.6921in" svg:y="0.0114in" svg:viewBox="0 0 169 282" svg:d="m32 250 46-45c66-57 91-80 91-123 0-48-38-82-90-82-48 0-79 38-79 77 0 24 22 24 23 24 7 0 21-6 21-23 0-11-7-22-22-22-3 0-4 0-5 0 9-27 32-43 56-43 39 0 58 35 58 69s-22 68-45 93l-81 91c-5 5-5 5-5 16h157l12-73h-11c-2 12-4 31-9 37-3 4-31 4-40 4z"><text:p/></draw:path><draw:path draw:style-name="gr3" draw:text-style-name="P76" svg:width="0.0169in" svg:height="0.0169in" svg:x="0.7815in" svg:y="0.1043in" svg:viewBox="0 0 44 44" svg:d="m44 23c0-13-9-23-21-23-13 0-23 10-23 23 0 12 10 21 23 21 12 0 21-9 21-21z"><text:p/></draw:path><draw:path draw:style-name="gr3" draw:text-style-name="P76" svg:width="0.0709in" svg:height="0.1157in" svg:x="0.8224in" svg:y="0.0094in" svg:viewBox="0 0 181 295" svg:d="m178 29c3-6 3-6 3-16h-102c-51 0-53-5-55-13h-10l-14 88h11c1-8 5-34 11-39 2-3 36-3 40-3h88c-5 7-38 54-47 67-38 57-53 116-53 159 0 4 0 23 21 23 19 0 19-19 19-23v-21c0-24 1-47 5-70 1-9 7-45 26-72z"><text:p/></draw:path><draw:path draw:style-name="gr3" draw:text-style-name="P76" svg:width="0.0685in" svg:height="0.1146in" svg:x="0.9035in" svg:y="0.0114in" svg:viewBox="0 0 175 292" svg:d="m38 143v-10c0-107 52-122 74-122 10 0 28 2 38 17-7 0-24 0-24 19 0 13 11 19 19 19 7 0 21-4 21-20 0-26-20-46-54-46-54 0-112 55-112 148 0 114 49 144 89 144 47 0 86-40 86-96 0-54-37-95-84-95-29 0-44 21-53 42zm51 137c-27 0-40-26-42-33-9-19-9-53-9-61 0-32 15-76 52-76 7 0 26 0 40 27 8 15 8 37 8 59 0 20 0 40-7 56-13 25-33 28-42 28z"><text:p/></draw:path></draw:g></text:span></text:span><text:span text:style-name="Default_20_Paragraph_20_Font"><text:span text:style-name="T36"> TeV”, </text:span></text:span><text:span text:style-name="Default_20_Paragraph_20_Font"><text:span text:style-name="T42">Phys. Rev. Lett.</text:span></text:span><text:span text:style-name="Default_20_Paragraph_20_Font"><text:span text:style-name="T36"> </text:span></text:span><text:span text:style-name="Default_20_Paragraph_20_Font"><text:span text:style-name="T46">107</text:span></text:span><text:span text:style-name="Default_20_Paragraph_20_Font"><text:span text:style-name="T36">, 052302 (2011) [arXiv:1105.4894 [nucl-ex]].</text:span></text:span></text:p>
        <text:p text:style-name="P22"><text:span text:style-name="Default_20_Paragraph_20_Font"><text:span text:style-name="T36"/></text:span></text:p>
        <text:p text:style-name="Normal"><text:span text:style-name="Default_20_Paragraph_20_Font"><text:span text:style-name="T36">Vardan Khachatryan </text:span></text:span><text:span text:style-name="Default_20_Paragraph_20_Font"><text:span text:style-name="T42">et al</text:span></text:span><text:span text:style-name="Default_20_Paragraph_20_Font"><text:span text:style-name="T36">. (CMS Collaboration), “Measurement of the inclusive Upsilon production cross section in pp collisions at </text:span></text:span><text:span text:style-name="Default_20_Paragraph_20_Font"><text:span text:style-name="T36"><draw:g text:anchor-type="as-char" svg:y="-0.1362in" draw:z-index="13" draw:style-name="gr1"><svg:title>TexMaths</svg:title><svg:desc>12§display§\sqrt{s} = 7</svg:desc><draw:polygon draw:style-name="gr2" draw:text-style-name="P76" svg:width="0.5217in" svg:height="0.1665in" svg:x="0in" svg:y="0.0028in" svg:viewBox="0 0 1326 424" draw:points="663,424 0,424 0,0 1326,0 1326,424"><text:p/></draw:polygon><draw:path draw:style-name="gr3" draw:text-style-name="P76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76" svg:width="0.0776in" svg:height="0.0063in" svg:x="0.139in" svg:y="0in" svg:viewBox="0 0 198 17" draw:points="100,17 0,17 0,0 198,0 198,17"><text:p/></draw:polygon><draw:path draw:style-name="gr3" draw:text-style-name="P76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76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3" draw:text-style-name="P76" svg:width="0.0709in" svg:height="0.1157in" svg:x="0.448in" svg:y="0.0217in" svg:viewBox="0 0 181 295" svg:d="m178 29c3-6 3-6 3-16h-102c-51 0-53-5-55-13h-10l-14 88h11c1-8 5-34 11-39 2-3 36-3 40-3h88c-5 7-38 54-47 67-38 57-53 116-53 159 0 4 0 23 21 23 19 0 19-19 19-23v-21c0-24 1-47 5-70 1-9 7-45 26-72z"><text:p/></draw:path></draw:g></text:span></text:span><text:span text:style-name="Default_20_Paragraph_20_Font"><text:span text:style-name="T36"> TeV”, </text:span></text:span><text:span text:style-name="Default_20_Paragraph_20_Font"><text:span text:style-name="T42">Phys. Rev.</text:span></text:span><text:span text:style-name="Default_20_Paragraph_20_Font"><text:span text:style-name="T46"> </text:span></text:span><text:span text:style-name="Default_20_Paragraph_20_Font"><text:span text:style-name="T52">D</text:span></text:span><text:span text:style-name="Default_20_Paragraph_20_Font"><text:span text:style-name="T46">83</text:span></text:span><text:span text:style-name="Default_20_Paragraph_20_Font"><text:span text:style-name="T36">, 112004 (2011) [arXiv:1012.5545 [hep-ex]].</text:span></text:span></text:p>
        <text:p text:style-name="P10"/>
        <text:p text:style-name="P3"><text:span text:style-name="Default_20_Paragraph_20_Font"><text:span text:style-name="T36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42">Nuclear Science Symposium Conference Record (NSS/MIC), 2009 IEEE</text:span></text:span><text:span text:style-name="Default_20_Paragraph_20_Font"><text:span text:style-name="T36">, 2090-2196 (2009).</text:span></text:span></text:p>
        <text:p text:style-name="P11"/>
        <text:p text:style-name="P3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Measurements of time-dependent </text:span></text:span><text:span text:style-name="Default_20_Paragraph_20_Font"><text:span text:style-name="T43">CP</text:span></text:span><text:span text:style-name="Default_20_Paragraph_20_Font"><text:span text:style-name="T36"> asymmetries in <text:s/></text:span></text:span><text:span text:style-name="Default_20_Paragraph_20_Font"><text:span text:style-name="T36"><text:s/></text:span></text:span><text:span text:style-name="Default_20_Paragraph_20_Font"><text:span text:style-name="T36"><draw:g text:anchor-type="as-char" svg:y="-0.1583in" draw:z-index="14" draw:style-name="gr1"><svg:title>TexMaths</svg:title><svg:desc>12§display§B^0 \rightarrow D^{(*)+}D^{(*)-}</svg:desc><draw:polygon draw:style-name="gr2" draw:text-style-name="P76" svg:width="1.313in" svg:height="0.1559in" svg:x="0in" svg:y="0.002in" svg:viewBox="0 0 3336 397" draw:points="1668,397 0,397 0,0 3336,0 3336,397"><text:p/></draw:polygon><draw:path draw:style-name="gr3" draw:text-style-name="P76" svg:width="0.1185in" svg:height="0.1134in" svg:x="0.0071in" svg:y="0.0425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3" draw:text-style-name="P76" svg:width="0.0539in" svg:height="0.0795in" svg:x="0.1409in" svg:y="0.0094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3" draw:text-style-name="P76" svg:width="0.1476in" svg:height="0.0866in" svg:x="0.265in" svg:y="0.0709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3" draw:text-style-name="P76" svg:width="0.1272in" svg:height="0.1134in" svg:x="0.4752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299in" svg:height="0.1161in" svg:x="0.6248in" svg:y="-0.0004in" svg:viewBox="0 0 77 296" svg:d="m71 0c-57 40-71 102-71 148 0 42 12 106 71 148 2 0 6 0 6-3s-1-3-3-5c-39-36-54-86-54-140 0-80 30-119 54-141 2-1 3-2 3-3 0-4-4-4-6-4z"><text:p/></draw:path><draw:path draw:style-name="gr3" draw:text-style-name="P76" svg:width="0.0469in" svg:height="0.0496in" svg:x="0.6736in" svg:y="0.0335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76" svg:width="0.0299in" svg:height="0.1161in" svg:x="0.7402in" svg:y="-0.0004in" svg:viewBox="0 0 77 296" svg:d="m6 0c-2 0-6 0-6 4 0 1 1 2 2 4 26 23 54 64 54 140 0 62-19 109-51 138-5 4-5 4-5 7 0 1 1 3 4 3s32-20 51-56c13-25 22-58 22-92 0-41-12-106-71-148z"><text:p/></draw:path><draw:path draw:style-name="gr3" draw:text-style-name="P76" svg:width="0.0854in" svg:height="0.0854in" svg:x="0.7921in" svg:y="0.0146in" svg:viewBox="0 0 218 218" svg:d="m116 116h92c3 0 10 0 10-7s-7-7-10-7h-92v-91c0-4 0-11-7-11s-7 7-7 11v91h-91c-4 0-11 0-11 7s7 7 11 7h91v92c0 3 0 10 7 10s7-7 7-10z"><text:p/></draw:path><draw:path draw:style-name="gr3" draw:text-style-name="P76" svg:width="0.1272in" svg:height="0.1134in" svg:x="0.9012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299in" svg:height="0.1161in" svg:x="1.0504in" svg:y="-0.0004in" svg:viewBox="0 0 77 296" svg:d="m71 0c-57 40-71 102-71 148 0 42 12 106 71 148 2 0 6 0 6-3s-1-3-3-5c-39-36-54-86-54-140 0-80 30-119 54-141 2-1 3-2 3-3 0-4-4-4-6-4z"><text:p/></draw:path><draw:path draw:style-name="gr3" draw:text-style-name="P76" svg:width="0.0469in" svg:height="0.0496in" svg:x="1.0996in" svg:y="0.0335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76" svg:width="0.0299in" svg:height="0.1161in" svg:x="1.1657in" svg:y="-0.0004in" svg:viewBox="0 0 77 296" svg:d="m6 0c-2 0-6 0-6 4 0 1 1 2 2 4 26 23 54 64 54 140 0 62-19 109-51 138-5 4-5 4-5 7 0 1 1 3 4 3s32-20 51-56c13-25 22-58 22-92 0-41-12-106-71-148z"><text:p/></draw:path><draw:path draw:style-name="gr3" draw:text-style-name="P76" svg:width="0.0783in" svg:height="0.0051in" svg:x="1.222in" svg:y="0.0547in" svg:viewBox="0 0 200 14" svg:d="m188 14c5 0 12 0 12-7s-7-7-12-7h-176c-5 0-12 0-12 7s7 7 12 7z"><text:p/></draw:path></draw:g></text:span></text:span><text:span text:style-name="Default_20_Paragraph_20_Font"><text:span text:style-name="T36">decays”, </text:span></text:span><text:span text:style-name="Default_20_Paragraph_20_Font"><text:span text:style-name="T42">Phys. Rev. </text:span></text:span><text:span text:style-name="Default_20_Paragraph_20_Font"><text:span text:style-name="T52">D</text:span></text:span><text:span text:style-name="Default_20_Paragraph_20_Font"><text:span text:style-name="T46">79</text:span></text:span><text:span text:style-name="Default_20_Paragraph_20_Font"><text:span text:style-name="T36">, 032002 (2009) [arXiv:0808.1866 [hep-ex]].</text:span></text:span></text:p>
        <text:p text:style-name="P11"/>
        <text:p text:style-name="P22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Improved measurement of time-dependent </text:span></text:span><text:span text:style-name="Default_20_Paragraph_20_Font"><text:span text:style-name="T43">CP</text:span></text:span><text:span text:style-name="Default_20_Paragraph_20_Font"><text:span text:style-name="T36"> asymmetries and the </text:span></text:span><text:span text:style-name="Default_20_Paragraph_20_Font"><text:span text:style-name="T43">CP</text:span></text:span><text:span text:style-name="Default_20_Paragraph_20_Font"><text:span text:style-name="T36">-odd fraction in the decay </text:span></text:span><text:span text:style-name="Default_20_Paragraph_20_Font"><text:span text:style-name="T36"><draw:g text:anchor-type="as-char" svg:y="-0.1484in" draw:z-index="15" draw:style-name="gr1"><svg:title>TexMaths</svg:title><svg:desc>12§display§B^0 \rightarrow D^{*+}D^{*-}</svg:desc><draw:polygon draw:style-name="gr2" draw:text-style-name="P76" svg:width="1.1055in" svg:height="0.1441in" svg:x="0in" svg:y="0.0051in" svg:viewBox="0 0 2809 367" draw:points="1405,367 0,367 0,0 2809,0 2809,367"><text:p/></draw:polygon><draw:path draw:style-name="gr3" draw:text-style-name="P76" svg:width="0.1189in" svg:height="0.1138in" svg:x="0.0071in" svg:y="0.0335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76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76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76" svg:width="0.1272in" svg:height="0.1138in" svg:x="0.4756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622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76" svg:width="0.1272in" svg:height="0.1138in" svg:x="0.7972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76" svg:width="0.0469in" svg:height="0.0496in" svg:x="0.9437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76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6">”, </text:span></text:span><text:span text:style-name="Default_20_Paragraph_20_Font"><text:span text:style-name="T43">Phys. Rev. </text:span></text:span><text:span text:style-name="Default_20_Paragraph_20_Font"><text:span text:style-name="T53">D</text:span></text:span><text:span text:style-name="Default_20_Paragraph_20_Font"><text:span text:style-name="T47">76</text:span></text:span><text:span text:style-name="Default_20_Paragraph_20_Font"><text:span text:style-name="T36">, 111102 (2007) [arXiv:0708.1549 [hep-ex]].</text:span></text:span></text:p>
        <text:p text:style-name="P11"/>
        <text:p text:style-name="P24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Measurement of </text:span></text:span><text:span text:style-name="Default_20_Paragraph_20_Font"><text:span text:style-name="T43">CP</text:span></text:span><text:span text:style-name="Default_20_Paragraph_20_Font"><text:span text:style-name="T36">-violating asymmetries in </text:span></text:span><text:span text:style-name="Default_20_Paragraph_20_Font"><text:span text:style-name="T36"><draw:g text:anchor-type="as-char" svg:y="-0.1583in" draw:z-index="16" draw:style-name="gr1"><svg:title>TexMaths</svg:title><svg:desc>12§display§B^0 \rightarrow D^{(*)\pm}D^{\mp}</svg:desc><draw:polygon draw:style-name="gr2" draw:text-style-name="P76" svg:width="1.1425in" svg:height="0.1559in" svg:x="0in" svg:y="0.002in" svg:viewBox="0 0 2903 397" draw:points="1452,397 0,397 0,0 2903,0 2903,397"><text:p/></draw:polygon><draw:path draw:style-name="gr3" draw:text-style-name="P76" svg:width="0.1185in" svg:height="0.1134in" svg:x="0.0071in" svg:y="0.0425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3" draw:text-style-name="P76" svg:width="0.0539in" svg:height="0.0795in" svg:x="0.1409in" svg:y="0.0094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3" draw:text-style-name="P76" svg:width="0.1476in" svg:height="0.0866in" svg:x="0.265in" svg:y="0.0709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3" draw:text-style-name="P76" svg:width="0.1272in" svg:height="0.1134in" svg:x="0.4752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299in" svg:height="0.1161in" svg:x="0.6248in" svg:y="-0.0004in" svg:viewBox="0 0 77 296" svg:d="m71 0c-57 40-71 102-71 148 0 42 12 106 71 148 2 0 6 0 6-3s-1-3-3-5c-39-36-54-86-54-140 0-80 30-119 54-141 2-1 3-2 3-3 0-4-4-4-6-4z"><text:p/></draw:path><draw:path draw:style-name="gr3" draw:text-style-name="P76" svg:width="0.0469in" svg:height="0.0496in" svg:x="0.6736in" svg:y="0.0335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76" svg:width="0.0299in" svg:height="0.1161in" svg:x="0.7402in" svg:y="-0.0004in" svg:viewBox="0 0 77 296" svg:d="m6 0c-2 0-6 0-6 4 0 1 1 2 2 4 26 23 54 64 54 140 0 62-19 109-51 138-5 4-5 4-5 7 0 1 1 3 4 3s32-20 51-56c13-25 22-58 22-92 0-41-12-106-71-148z"><text:p/></draw:path><draw:path draw:style-name="gr3" draw:text-style-name="P76" svg:width="0.0854in" svg:height="0.0854in" svg:x="0.7925in" svg:y="0.0047in" svg:viewBox="0 0 218 218" svg:d="m116 116h90c5 0 12 0 12-7s-6-7-12-7h-90v-89c0-6 0-13-7-13s-7 7-7 11v91h-90c-5 0-12 0-12 7s7 7 12 7h90v88h-90c-5 0-12 0-12 7s7 7 12 7h194c5 0 12 0 12-7s-6-7-12-7h-90z"><text:p/></draw:path><draw:path draw:style-name="gr3" draw:text-style-name="P76" svg:width="0.1272in" svg:height="0.1134in" svg:x="0.9028in" svg:y="0.0425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76" svg:width="0.0854in" svg:height="0.0854in" svg:x="1.0476in" svg:y="0.0256in" svg:viewBox="0 0 218 218" svg:d="m116 116h90c5 0 12 0 12-7s-6-7-12-7h-90v-88h90c5 0 12 0 12-7s-6-7-12-7h-194c-5 0-12 0-12 7s7 7 12 7h90v88h-90c-5 0-12 0-12 7s7 7 12 7h90v92c0 3 0 10 7 10s7-7 7-13z"><text:p/></draw:path></draw:g></text:span></text:span><text:span text:style-name="Default_20_Paragraph_20_Font"><text:span text:style-name="T36">”, </text:span></text:span><text:span text:style-name="Default_20_Paragraph_20_Font"><text:span text:style-name="T43">Phys. Rev. Lett. </text:span></text:span><text:span text:style-name="Default_20_Paragraph_20_Font"><text:span text:style-name="T47">99</text:span></text:span><text:span text:style-name="Default_20_Paragraph_20_Font"><text:span text:style-name="T36">, 071801 (2007) [arXiv:0705.1190 [hep-ex]].</text:span></text:span></text:p>
        <text:p text:style-name="P11"/>
        <text:p text:style-name="P27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text-properties style:font-name="Times New Roman"/>
    </style:style>
    <style:style style:name="MT1" style:family="text">
      <style:text-properties fo:color="#333333" style:font-name="Times New Roman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style:dynamic-spacing="true"/>
      </style:footer-style>
    </style:page-layout>
    <number:date-style style:name="N10118" number:language="en" number:country="US">
      <number:month number:calendar="gregorian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MP1">Jacob Anderson <text:s/><text:page-number text:select-page="current">7</text:page-number></text:p>
      </style:footer>
    </style:master-page>
    <style:master-page style:name="MPF0" style:page-layout-name="Mpm3" style:next-style-name="MP0">
      <style:footer>
        <text:p text:style-name="Footer"><text:span text:style-name="Default_20_Paragraph_20_Font"><text:span text:style-name="MT1">Revised: </text:span></text:span><text:span text:style-name="Default_20_Paragraph_20_Font"><text:span text:style-name="MT1"><text:date style:data-style-name="N10118" text:date-value="2013-09-05T12:08:13">Sep 5, 2013</text:date></text:span></text:span></text:p>
      </style:footer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Linux_X86_64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05T12:08:13</dc:date>
    <meta:print-date>2013-02-26T10:09:16</meta:print-date>
    <meta:editing-cycles>111</meta:editing-cycles>
    <meta:editing-duration>PT14H31M23S</meta:editing-duration>
    <meta:printed-by>Jake Anderson</meta:printed-by>
    <dc:creator>Jake Anderson</dc:creator>
    <meta:document-statistic meta:table-count="0" meta:image-count="0" meta:object-count="0" meta:page-count="7" meta:paragraph-count="131" meta:word-count="2434" meta:character-count="15914" meta:non-whitespace-character-count="1358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